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7.675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7.856cm"/>
    </style:style>
    <style:style style:name="co10" style:family="table-column">
      <style:table-column-properties fo:break-before="auto" style:column-width="1.168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1.125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0.58cm"/>
    </style:style>
    <style:style style:name="co20" style:family="table-column">
      <style:table-column-properties fo:break-before="auto" style:column-width="8.322cm"/>
    </style:style>
    <style:style style:name="co21" style:family="table-column">
      <style:table-column-properties fo:break-before="auto" style:column-width="3.7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74pt solid #000000"/>
    </style:style>
    <style:style style:name="ce3" style:family="table-cell" style:parent-style-name="Default" style:data-style-name="N100">
      <style:table-cell-properties fo:background-color="transparent" fo:border="0.74pt solid #000000"/>
    </style:style>
    <style:style style:name="ce12" style:family="table-cell" style:parent-style-name="Default" style:data-style-name="N100">
      <style:table-cell-properties fo:background-color="transparent" fo:border="0.74pt solid #000000"/>
    </style:style>
    <style:style style:name="ce15" style:family="table-cell" style:parent-style-name="Default" style:data-style-name="N100"/>
    <style:style style:name="ce10" style:family="table-cell" style:parent-style-name="Default" style:data-style-name="N0">
      <style:table-cell-properties fo:background-color="transparent" fo:border="0.74pt solid #000000"/>
    </style:style>
    <style:style style:name="ce16" style:family="table-cell" style:parent-style-name="Default" style:data-style-name="N0">
      <style:table-cell-properties fo:background-color="transparent" fo:border="0.74pt solid #000000"/>
    </style:style>
    <style:style style:name="ce8" style:family="table-cell" style:parent-style-name="Default" style:data-style-name="N0"/>
    <style:style style:name="ce1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74pt solid #0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ff00" fo:border="0.74pt solid #000000"/>
    </style:style>
    <style:style style:name="ce21" style:family="table-cell" style:parent-style-name="Default" style:data-style-name="N100">
      <style:table-cell-properties fo:background-color="#ffff00"/>
    </style:style>
    <style:style style:name="ce22" style:family="table-cell" style:parent-style-name="Default" style:data-style-name="N100">
      <style:table-cell-properties fo:border="0.74pt solid #000000"/>
    </style:style>
    <style:style style:name="ce23" style:family="table-cell" style:parent-style-name="Default" style:data-style-name="N100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pi" table:style-name="ta1">
        <table:table-column table:style-name="co1" table:default-cell-style-name="Default"/>
        <table:table-column table:style-name="co1" table:default-cell-style-name="ce15"/>
        <table:table-column table:style-name="co2" table:default-cell-style-name="ce8"/>
        <table:table-column table:style-name="co2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Code</text:p>
          </table:table-cell>
          <table:table-cell table:style-name="ce10" office:value-type="string" calcext:value-type="string">
            <text:p>Code Dec</text:p>
          </table:table-cell>
          <table:table-cell table:style-name="ce1" office:value-type="string" calcext:value-type="string">
            <text:p>rev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oard_id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Check</text:p>
          </table:table-cell>
          <table:table-cell table:style-name="ce3" office:value-type="string" calcext:value-type="string">
            <text:p>Code</text:p>
          </table:table-cell>
          <table:table-cell table:style-name="ce1" office:value-type="string" calcext:value-type="string">
            <text:p>rev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New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HEX2DEC([.B2])" office:value-type="float" office:value="2" calcext:value-type="float">
            <text:p>2</text:p>
          </table:table-cell>
          <table:table-cell table:style-name="ce1" table:formula="of:=COM.MICROSOFT.CONCAT(&quot;0x&quot;;[.B2])" office:value-type="string" office:string-value="0x2" calcext:value-type="string">
            <text:p>0x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Egoma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2</text:p>
          </table:table-cell>
          <table:table-cell table:style-name="ce1" office:value-type="string" calcext:value-type="string">
            <text:p>RaspberryPi B (0x000002)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HEX2DEC([.B3])" office:value-type="float" office:value="3" calcext:value-type="float">
            <text:p>3</text:p>
          </table:table-cell>
          <table:table-cell table:style-name="ce1" table:formula="of:=COM.MICROSOFT.CONCAT(&quot;0x&quot;;[.B3])" office:value-type="string" office:string-value="0x3" calcext:value-type="string">
            <text:p>0x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Egoma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3</text:p>
          </table:table-cell>
          <table:table-cell table:style-name="ce1" office:value-type="string" calcext:value-type="string">
            <text:p>RaspberryPi B (0x000003)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HEX2DEC([.B4])" office:value-type="float" office:value="4" calcext:value-type="float">
            <text:p>4</text:p>
          </table:table-cell>
          <table:table-cell table:style-name="ce1" table:formula="of:=COM.MICROSOFT.CONCAT(&quot;0x&quot;;[.B4])" office:value-type="string" office:string-value="0x4" calcext:value-type="string">
            <text:p>0x4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4</text:p>
          </table:table-cell>
          <table:table-cell table:style-name="ce1" office:value-type="string" calcext:value-type="string">
            <text:p>RaspberryPi B (0x000004)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HEX2DEC([.B5])" office:value-type="float" office:value="5" calcext:value-type="float">
            <text:p>5</text:p>
          </table:table-cell>
          <table:table-cell table:style-name="ce1" table:formula="of:=COM.MICROSOFT.CONCAT(&quot;0x&quot;;[.B5])" office:value-type="string" office:string-value="0x5" calcext:value-type="string">
            <text:p>0x5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Qisda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5</text:p>
          </table:table-cell>
          <table:table-cell table:style-name="ce1" office:value-type="string" calcext:value-type="string">
            <text:p>RaspberryPi B (0x000005)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HEX2DEC([.B6])" office:value-type="float" office:value="6" calcext:value-type="float">
            <text:p>6</text:p>
          </table:table-cell>
          <table:table-cell table:style-name="ce1" table:formula="of:=COM.MICROSOFT.CONCAT(&quot;0x&quot;;[.B6])" office:value-type="string" office:string-value="0x6" calcext:value-type="string">
            <text:p>0x6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Egoma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6</text:p>
          </table:table-cell>
          <table:table-cell table:style-name="ce1" office:value-type="string" calcext:value-type="string">
            <text:p>RaspberryPi B (0x000006)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HEX2DEC([.B7])" office:value-type="float" office:value="7" calcext:value-type="float">
            <text:p>7</text:p>
          </table:table-cell>
          <table:table-cell table:style-name="ce1" table:formula="of:=COM.MICROSOFT.CONCAT(&quot;0x&quot;;[.B7])" office:value-type="string" office:string-value="0x7" calcext:value-type="string">
            <text:p>0x7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Egoma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7</text:p>
          </table:table-cell>
          <table:table-cell table:style-name="ce1" office:value-type="string" calcext:value-type="string">
            <text:p>RaspberryPi A (0x000007)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HEX2DEC([.B8])" office:value-type="float" office:value="8" calcext:value-type="float">
            <text:p>8</text:p>
          </table:table-cell>
          <table:table-cell table:style-name="ce1" table:formula="of:=COM.MICROSOFT.CONCAT(&quot;0x&quot;;[.B8])" office:value-type="string" office:string-value="0x8" calcext:value-type="string">
            <text:p>0x8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8</text:p>
          </table:table-cell>
          <table:table-cell table:style-name="ce1" office:value-type="string" calcext:value-type="string">
            <text:p>RaspberryPi A (0x000008)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formula="of:=HEX2DEC([.B9])" office:value-type="float" office:value="9" calcext:value-type="float">
            <text:p>9</text:p>
          </table:table-cell>
          <table:table-cell table:style-name="ce1" table:formula="of:=COM.MICROSOFT.CONCAT(&quot;0x&quot;;[.B9])" office:value-type="string" office:string-value="0x9" calcext:value-type="string">
            <text:p>0x9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Qisda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9</text:p>
          </table:table-cell>
          <table:table-cell table:style-name="ce1" office:value-type="string" calcext:value-type="string">
            <text:p>RaspberryPi A (0x000009)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2" office:value-type="string" calcext:value-type="string">
            <text:p>d</text:p>
          </table:table-cell>
          <table:table-cell table:style-name="ce16" table:formula="of:=HEX2DEC([.B10])" office:value-type="float" office:value="13" calcext:value-type="float">
            <text:p>13</text:p>
          </table:table-cell>
          <table:table-cell table:style-name="ce1" table:formula="of:=COM.MICROSOFT.CONCAT(&quot;0x&quot;;[.B10])" office:value-type="string" office:string-value="0xd" calcext:value-type="string">
            <text:p>0xd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Egoma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D10]&lt;&gt;[.M10];&quot;BAD&quot;;&quot;&quot;)">
            <text:p/>
          </table:table-cell>
          <table:table-cell table:style-name="ce1"/>
          <table:table-cell table:style-name="ce1" office:value-type="string" calcext:value-type="string">
            <text:p>0xd</text:p>
          </table:table-cell>
          <table:table-cell table:style-name="ce1" office:value-type="string" calcext:value-type="string">
            <text:p>RaspberryPi B (0x00000D)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2" office:value-type="string" calcext:value-type="string">
            <text:p>e</text:p>
          </table:table-cell>
          <table:table-cell table:style-name="ce16" table:formula="of:=HEX2DEC([.B11])" office:value-type="float" office:value="14" calcext:value-type="float">
            <text:p>14</text:p>
          </table:table-cell>
          <table:table-cell table:style-name="ce1" table:formula="of:=COM.MICROSOFT.CONCAT(&quot;0x&quot;;[.B11])" office:value-type="string" office:string-value="0xe" calcext:value-type="string">
            <text:p>0xe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D11]&lt;&gt;[.M11];&quot;BAD&quot;;&quot;&quot;)">
            <text:p/>
          </table:table-cell>
          <table:table-cell table:style-name="ce1"/>
          <table:table-cell table:style-name="ce1" office:value-type="string" calcext:value-type="string">
            <text:p>0xe</text:p>
          </table:table-cell>
          <table:table-cell table:style-name="ce1" office:value-type="string" calcext:value-type="string">
            <text:p>RaspberryPi B (0x00000E)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2" office:value-type="string" calcext:value-type="string">
            <text:p>f</text:p>
          </table:table-cell>
          <table:table-cell table:style-name="ce16" table:formula="of:=HEX2DEC([.B12])" office:value-type="float" office:value="15" calcext:value-type="float">
            <text:p>15</text:p>
          </table:table-cell>
          <table:table-cell table:style-name="ce1" table:formula="of:=COM.MICROSOFT.CONCAT(&quot;0x&quot;;[.B12])" office:value-type="string" office:string-value="0xf" calcext:value-type="string">
            <text:p>0xf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Egoma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D12]&lt;&gt;[.M12];&quot;BAD&quot;;&quot;&quot;)">
            <text:p/>
          </table:table-cell>
          <table:table-cell table:style-name="ce1"/>
          <table:table-cell table:style-name="ce1" office:value-type="string" calcext:value-type="string">
            <text:p>0xf</text:p>
          </table:table-cell>
          <table:table-cell table:style-name="ce1" office:value-type="string" calcext:value-type="string">
            <text:p>RaspberryPi B (0x00000F)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HEX2DEC([.B13])" office:value-type="float" office:value="16" calcext:value-type="float">
            <text:p>16</text:p>
          </table:table-cell>
          <table:table-cell table:style-name="ce1" table:formula="of:=COM.MICROSOFT.CONCAT(&quot;0x&quot;;[.B13])" office:value-type="string" office:string-value="0x10" calcext:value-type="string">
            <text:p>0x10</text:p>
          </table:table-cell>
          <table:table-cell table:style-name="ce12" office:value-type="string" calcext:value-type="string">
            <text:p>B+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10</text:p>
          </table:table-cell>
          <table:table-cell table:style-name="ce1" office:value-type="string" calcext:value-type="string">
            <text:p>RaspberryPi B+ (0x000010)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6" table:formula="of:=HEX2DEC([.B14])" office:value-type="float" office:value="17" calcext:value-type="float">
            <text:p>17</text:p>
          </table:table-cell>
          <table:table-cell table:style-name="ce1" table:formula="of:=COM.MICROSOFT.CONCAT(&quot;0x&quot;;[.B14])" office:value-type="string" office:string-value="0x11" calcext:value-type="string">
            <text:p>0x11</text:p>
          </table:table-cell>
          <table:table-cell table:style-name="ce12" office:value-type="string" calcext:value-type="string">
            <text:p>CM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11</text:p>
          </table:table-cell>
          <table:table-cell table:style-name="ce1" office:value-type="string" calcext:value-type="string">
            <text:p>RaspberryPi Compute Module (0x000011)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table:formula="of:=HEX2DEC([.B15])" office:value-type="float" office:value="18" calcext:value-type="float">
            <text:p>18</text:p>
          </table:table-cell>
          <table:table-cell table:style-name="ce1" table:formula="of:=COM.MICROSOFT.CONCAT(&quot;0x&quot;;[.B15])" office:value-type="string" office:string-value="0x12" calcext:value-type="string">
            <text:p>0x12</text:p>
          </table:table-cell>
          <table:table-cell table:style-name="ce12" office:value-type="string" calcext:value-type="string">
            <text:p>A+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256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12</text:p>
          </table:table-cell>
          <table:table-cell table:style-name="ce1" office:value-type="string" calcext:value-type="string">
            <text:p>RaspberryPi A+ (0x000012)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table:formula="of:=HEX2DEC([.B16])" office:value-type="float" office:value="19" calcext:value-type="float">
            <text:p>19</text:p>
          </table:table-cell>
          <table:table-cell table:style-name="ce1" table:formula="of:=COM.MICROSOFT.CONCAT(&quot;0x&quot;;[.B16])" office:value-type="string" office:string-value="0x13" calcext:value-type="string">
            <text:p>0x13</text:p>
          </table:table-cell>
          <table:table-cell table:style-name="ce12" office:value-type="string" calcext:value-type="string">
            <text:p>B+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13</text:p>
          </table:table-cell>
          <table:table-cell table:style-name="ce1" office:value-type="string" calcext:value-type="string">
            <text:p>RaspberryPi B+ (0x000013)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6" table:formula="of:=HEX2DEC([.B17])" office:value-type="float" office:value="20" calcext:value-type="float">
            <text:p>20</text:p>
          </table:table-cell>
          <table:table-cell table:style-name="ce1" table:formula="of:=COM.MICROSOFT.CONCAT(&quot;0x&quot;;[.B17])" office:value-type="string" office:string-value="0x14" calcext:value-type="string">
            <text:p>0x14</text:p>
          </table:table-cell>
          <table:table-cell table:style-name="ce12" office:value-type="string" calcext:value-type="string">
            <text:p>CM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RaspberryPi Compute Module (0x000014)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formula="of:=HEX2DEC([.B18])" office:value-type="float" office:value="21" calcext:value-type="float">
            <text:p>21</text:p>
          </table:table-cell>
          <table:table-cell table:style-name="ce1" table:formula="of:=COM.MICROSOFT.CONCAT(&quot;0x&quot;;[.B18])" office:value-type="string" office:string-value="0x15" calcext:value-type="string">
            <text:p>0x15</text:p>
          </table:table-cell>
          <table:table-cell table:style-name="ce12" office:value-type="string" calcext:value-type="string">
            <text:p>A+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256MB/512M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" office:value-type="string" calcext:value-type="string">
            <text:p>0x15</text:p>
          </table:table-cell>
          <table:table-cell table:style-name="ce1" office:value-type="string" calcext:value-type="string">
            <text:p>RaspberryPi A+ (0x000015)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2" office:value-type="float" office:value="900021" calcext:value-type="float">
            <text:p>900021</text:p>
          </table:table-cell>
          <table:table-cell table:style-name="ce16" table:formula="of:=HEX2DEC([.B19])" office:value-type="float" office:value="9437217" calcext:value-type="float">
            <text:p>9437217</text:p>
          </table:table-cell>
          <table:table-cell table:style-name="ce1" table:formula="of:=COM.MICROSOFT.CONCAT(&quot;0x&quot;;[.B19])" office:value-type="string" office:string-value="0x900021" calcext:value-type="string">
            <text:p>0x900021</text:p>
          </table:table-cell>
          <table:table-cell table:style-name="ce12" office:value-type="string" calcext:value-type="string">
            <text:p>A+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19]&lt;&gt;[.M19];&quot;BAD&quot;;&quot;&quot;)">
            <text:p/>
          </table:table-cell>
          <table:table-cell table:style-name="ce12"/>
          <table:table-cell table:style-name="ce1" office:value-type="string" calcext:value-type="string">
            <text:p>0x900021</text:p>
          </table:table-cell>
          <table:table-cell table:style-name="ce1" office:value-type="string" calcext:value-type="string">
            <text:p>RaspberryPi A+ (0x900021)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2" office:value-type="float" office:value="900032" calcext:value-type="float">
            <text:p>900032</text:p>
          </table:table-cell>
          <table:table-cell table:style-name="ce16" table:formula="of:=HEX2DEC([.B20])" office:value-type="float" office:value="9437234" calcext:value-type="float">
            <text:p>9437234</text:p>
          </table:table-cell>
          <table:table-cell table:style-name="ce1" table:formula="of:=COM.MICROSOFT.CONCAT(&quot;0x&quot;;[.B20])" office:value-type="string" office:string-value="0x900032" calcext:value-type="string">
            <text:p>0x900032</text:p>
          </table:table-cell>
          <table:table-cell table:style-name="ce12" office:value-type="string" calcext:value-type="string">
            <text:p>B+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0]&lt;&gt;[.M20];&quot;BAD&quot;;&quot;&quot;)">
            <text:p/>
          </table:table-cell>
          <table:table-cell table:style-name="ce12"/>
          <table:table-cell table:style-name="ce1" office:value-type="string" calcext:value-type="string">
            <text:p>0x900032</text:p>
          </table:table-cell>
          <table:table-cell table:style-name="ce1" office:value-type="string" calcext:value-type="string">
            <text:p>RaspberryPi B+ (0x900032)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2" office:value-type="string" calcext:value-type="string">
            <text:p>a01040</text:p>
          </table:table-cell>
          <table:table-cell table:style-name="ce16" table:formula="of:=HEX2DEC([.B21])" office:value-type="float" office:value="10489920" calcext:value-type="float">
            <text:p>10489920</text:p>
          </table:table-cell>
          <table:table-cell table:style-name="ce1" table:formula="of:=COM.MICROSOFT.CONCAT(&quot;0x&quot;;[.B21])" office:value-type="string" office:string-value="0xa01040" calcext:value-type="string">
            <text:p>0xa01040</text:p>
          </table:table-cell>
          <table:table-cell table:style-name="ce12" office:value-type="string" calcext:value-type="string">
            <text:p>2B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1]&lt;&gt;[.M21];&quot;BAD&quot;;&quot;&quot;)">
            <text:p/>
          </table:table-cell>
          <table:table-cell table:style-name="ce12"/>
          <table:table-cell table:style-name="ce1" office:value-type="string" calcext:value-type="string">
            <text:p>0xa01040</text:p>
          </table:table-cell>
          <table:table-cell table:style-name="ce1" office:value-type="string" calcext:value-type="string">
            <text:p>RaspberryPi 2B (0xA01040)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2" office:value-type="string" calcext:value-type="string">
            <text:p>a01041</text:p>
          </table:table-cell>
          <table:table-cell table:style-name="ce16" table:formula="of:=HEX2DEC([.B22])" office:value-type="float" office:value="10489921" calcext:value-type="float">
            <text:p>10489921</text:p>
          </table:table-cell>
          <table:table-cell table:style-name="ce1" table:formula="of:=COM.MICROSOFT.CONCAT(&quot;0x&quot;;[.B22])" office:value-type="string" office:string-value="0xa01041" calcext:value-type="string">
            <text:p>0xa01041</text:p>
          </table:table-cell>
          <table:table-cell table:style-name="ce12" office:value-type="string" calcext:value-type="string">
            <text:p>2B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2]&lt;&gt;[.M22];&quot;BAD&quot;;&quot;&quot;)">
            <text:p/>
          </table:table-cell>
          <table:table-cell table:style-name="ce12"/>
          <table:table-cell table:style-name="ce1" office:value-type="string" calcext:value-type="string">
            <text:p>0xa01041</text:p>
          </table:table-cell>
          <table:table-cell table:style-name="ce1" office:value-type="string" calcext:value-type="string">
            <text:p>RaspberryPi 2B (0xA01041)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2" office:value-type="string" calcext:value-type="string">
            <text:p>a21041</text:p>
          </table:table-cell>
          <table:table-cell table:style-name="ce16" table:formula="of:=HEX2DEC([.B23])" office:value-type="float" office:value="10620993" calcext:value-type="float">
            <text:p>10620993</text:p>
          </table:table-cell>
          <table:table-cell table:style-name="ce1" table:formula="of:=COM.MICROSOFT.CONCAT(&quot;0x&quot;;[.B23])" office:value-type="string" office:string-value="0xa21041" calcext:value-type="string">
            <text:p>0xa21041</text:p>
          </table:table-cell>
          <table:table-cell table:style-name="ce12" office:value-type="string" calcext:value-type="string">
            <text:p>2B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3]&lt;&gt;[.M23];&quot;BAD&quot;;&quot;&quot;)">
            <text:p/>
          </table:table-cell>
          <table:table-cell table:style-name="ce12"/>
          <table:table-cell table:style-name="ce1" office:value-type="string" calcext:value-type="string">
            <text:p>0xa21041</text:p>
          </table:table-cell>
          <table:table-cell table:style-name="ce1" office:value-type="string" calcext:value-type="string">
            <text:p>RaspberryPi 2B (0xA21041)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2" office:value-type="string" calcext:value-type="string">
            <text:p>a22042</text:p>
          </table:table-cell>
          <table:table-cell table:style-name="ce16" table:formula="of:=HEX2DEC([.B24])" office:value-type="float" office:value="10625090" calcext:value-type="float">
            <text:p>10625090</text:p>
          </table:table-cell>
          <table:table-cell table:style-name="ce1" table:formula="of:=COM.MICROSOFT.CONCAT(&quot;0x&quot;;[.B24])" office:value-type="string" office:string-value="0xa22042" calcext:value-type="string">
            <text:p>0xa22042</text:p>
          </table:table-cell>
          <table:table-cell table:style-name="ce12" office:value-type="string" calcext:value-type="string">
            <text:p>2B (with BCM2837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4]&lt;&gt;[.M24];&quot;BAD&quot;;&quot;&quot;)">
            <text:p/>
          </table:table-cell>
          <table:table-cell table:style-name="ce12"/>
          <table:table-cell table:style-name="ce1" office:value-type="string" calcext:value-type="string">
            <text:p>0xa22042</text:p>
          </table:table-cell>
          <table:table-cell table:style-name="ce1" office:value-type="string" calcext:value-type="string">
            <text:p>RaspberryPi 2B (0xA22042)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2" office:value-type="float" office:value="900092" calcext:value-type="float">
            <text:p>900092</text:p>
          </table:table-cell>
          <table:table-cell table:style-name="ce16" table:formula="of:=HEX2DEC([.B25])" office:value-type="float" office:value="9437330" calcext:value-type="float">
            <text:p>9437330</text:p>
          </table:table-cell>
          <table:table-cell table:style-name="ce1" table:formula="of:=COM.MICROSOFT.CONCAT(&quot;0x&quot;;[.B25])" office:value-type="string" office:string-value="0x900092" calcext:value-type="string">
            <text:p>0x900092</text:p>
          </table:table-cell>
          <table:table-cell table:style-name="ce12" office:value-type="string" calcext:value-type="string">
            <text:p>Zer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5]&lt;&gt;[.M25];&quot;BAD&quot;;&quot;&quot;)">
            <text:p/>
          </table:table-cell>
          <table:table-cell table:style-name="ce12"/>
          <table:table-cell table:style-name="ce1" office:value-type="string" calcext:value-type="string">
            <text:p>0x900092</text:p>
          </table:table-cell>
          <table:table-cell table:style-name="ce1" office:value-type="string" calcext:value-type="string">
            <text:p>RaspberryPi Zero (0x900092)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2" office:value-type="float" office:value="900093" calcext:value-type="float">
            <text:p>900093</text:p>
          </table:table-cell>
          <table:table-cell table:style-name="ce16" table:formula="of:=HEX2DEC([.B26])" office:value-type="float" office:value="9437331" calcext:value-type="float">
            <text:p>9437331</text:p>
          </table:table-cell>
          <table:table-cell table:style-name="ce1" table:formula="of:=COM.MICROSOFT.CONCAT(&quot;0x&quot;;[.B26])" office:value-type="string" office:string-value="0x900093" calcext:value-type="string">
            <text:p>0x900093</text:p>
          </table:table-cell>
          <table:table-cell table:style-name="ce12" office:value-type="string" calcext:value-type="string">
            <text:p>Zero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.3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6]&lt;&gt;[.M26];&quot;BAD&quot;;&quot;&quot;)">
            <text:p/>
          </table:table-cell>
          <table:table-cell table:style-name="ce12"/>
          <table:table-cell table:style-name="ce1" office:value-type="string" calcext:value-type="string">
            <text:p>0x900093</text:p>
          </table:table-cell>
          <table:table-cell table:style-name="ce1" office:value-type="string" calcext:value-type="string">
            <text:p>RaspberryPi Zero (0x900093)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2" office:value-type="float" office:value="920093" calcext:value-type="float">
            <text:p>920093</text:p>
          </table:table-cell>
          <table:table-cell table:style-name="ce16" table:formula="of:=HEX2DEC([.B27])" office:value-type="float" office:value="9568403" calcext:value-type="float">
            <text:p>9568403</text:p>
          </table:table-cell>
          <table:table-cell table:style-name="ce1" table:formula="of:=COM.MICROSOFT.CONCAT(&quot;0x&quot;;[.B27])" office:value-type="string" office:string-value="0x920093" calcext:value-type="string">
            <text:p>0x920093</text:p>
          </table:table-cell>
          <table:table-cell table:style-name="ce12" office:value-type="string" calcext:value-type="string">
            <text:p>Zer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.3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7]&lt;&gt;[.M27];&quot;BAD&quot;;&quot;&quot;)">
            <text:p/>
          </table:table-cell>
          <table:table-cell table:style-name="ce12"/>
          <table:table-cell table:style-name="ce1" office:value-type="string" calcext:value-type="string">
            <text:p>0x920093</text:p>
          </table:table-cell>
          <table:table-cell table:style-name="ce1" office:value-type="string" calcext:value-type="string">
            <text:p>RaspberryPi Zero (0x920093)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9000c1</text:p>
          </table:table-cell>
          <table:table-cell table:style-name="ce16" table:formula="of:=HEX2DEC([.B28])" office:value-type="float" office:value="9437377" calcext:value-type="float">
            <text:p>9437377</text:p>
          </table:table-cell>
          <table:table-cell table:style-name="ce1" table:formula="of:=COM.MICROSOFT.CONCAT(&quot;0x&quot;;[.B28])" office:value-type="string" office:string-value="0x9000c1" calcext:value-type="string">
            <text:p>0x9000c1</text:p>
          </table:table-cell>
          <table:table-cell table:style-name="ce12" office:value-type="string" calcext:value-type="string">
            <text:p>Zero 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8]&lt;&gt;[.M28];&quot;BAD&quot;;&quot;&quot;)">
            <text:p/>
          </table:table-cell>
          <table:table-cell table:style-name="ce12"/>
          <table:table-cell table:style-name="ce1" office:value-type="string" calcext:value-type="string">
            <text:p>0x9000c1</text:p>
          </table:table-cell>
          <table:table-cell table:style-name="ce1" office:value-type="string" calcext:value-type="string">
            <text:p>RaspberryPi Zero Wifi (0x9000C1)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2" office:value-type="string" calcext:value-type="string">
            <text:p>a02082</text:p>
          </table:table-cell>
          <table:table-cell table:style-name="ce16" table:formula="of:=HEX2DEC([.B29])" office:value-type="float" office:value="10494082" calcext:value-type="float">
            <text:p>10494082</text:p>
          </table:table-cell>
          <table:table-cell table:style-name="ce1" table:formula="of:=COM.MICROSOFT.CONCAT(&quot;0x&quot;;[.B29])" office:value-type="string" office:string-value="0xa02082" calcext:value-type="string">
            <text:p>0xa02082</text:p>
          </table:table-cell>
          <table:table-cell table:style-name="ce12" office:value-type="string" calcext:value-type="string">
            <text:p>3B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29]&lt;&gt;[.M29];&quot;BAD&quot;;&quot;&quot;)">
            <text:p/>
          </table:table-cell>
          <table:table-cell table:style-name="ce12"/>
          <table:table-cell table:style-name="ce1" office:value-type="string" calcext:value-type="string">
            <text:p>0xa02082</text:p>
          </table:table-cell>
          <table:table-cell table:style-name="ce1" office:value-type="string" calcext:value-type="string">
            <text:p>RaspberryPi 3B (0xA02082)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2" office:value-type="string" calcext:value-type="string">
            <text:p>a020a0</text:p>
          </table:table-cell>
          <table:table-cell table:style-name="ce16" table:formula="of:=HEX2DEC([.B30])" office:value-type="float" office:value="10494112" calcext:value-type="float">
            <text:p>10494112</text:p>
          </table:table-cell>
          <table:table-cell table:style-name="ce1" table:formula="of:=COM.MICROSOFT.CONCAT(&quot;0x&quot;;[.B30])" office:value-type="string" office:string-value="0xa020a0" calcext:value-type="string">
            <text:p>0xa020a0</text:p>
          </table:table-cell>
          <table:table-cell table:style-name="ce12" office:value-type="string" calcext:value-type="string">
            <text:p>CM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0]&lt;&gt;[.M30];&quot;BAD&quot;;&quot;&quot;)">
            <text:p/>
          </table:table-cell>
          <table:table-cell table:style-name="ce12"/>
          <table:table-cell table:style-name="ce1" office:value-type="string" calcext:value-type="string">
            <text:p>0xa020a0</text:p>
          </table:table-cell>
          <table:table-cell table:style-name="ce1" office:value-type="string" calcext:value-type="string">
            <text:p>RaspberryPi Compute Module 3 (0xA020A0)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2" office:value-type="string" calcext:value-type="string">
            <text:p>a22082</text:p>
          </table:table-cell>
          <table:table-cell table:style-name="ce16" table:formula="of:=HEX2DEC([.B31])" office:value-type="float" office:value="10625154" calcext:value-type="float">
            <text:p>10625154</text:p>
          </table:table-cell>
          <table:table-cell table:style-name="ce1" table:formula="of:=COM.MICROSOFT.CONCAT(&quot;0x&quot;;[.B31])" office:value-type="string" office:string-value="0xa22082" calcext:value-type="string">
            <text:p>0xa22082</text:p>
          </table:table-cell>
          <table:table-cell table:style-name="ce12" office:value-type="string" calcext:value-type="string">
            <text:p>3B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1]&lt;&gt;[.M31];&quot;BAD&quot;;&quot;&quot;)">
            <text:p/>
          </table:table-cell>
          <table:table-cell table:style-name="ce12"/>
          <table:table-cell table:style-name="ce1" office:value-type="string" calcext:value-type="string">
            <text:p>0xa22082</text:p>
          </table:table-cell>
          <table:table-cell table:style-name="ce1" office:value-type="string" calcext:value-type="string">
            <text:p>RaspberryPi 3B (0xA22082)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2" office:value-type="string" calcext:value-type="string">
            <text:p>a32082</text:p>
          </table:table-cell>
          <table:table-cell table:style-name="ce16" table:formula="of:=HEX2DEC([.B32])" office:value-type="float" office:value="10690690" calcext:value-type="float">
            <text:p>10690690</text:p>
          </table:table-cell>
          <table:table-cell table:style-name="ce1" table:formula="of:=COM.MICROSOFT.CONCAT(&quot;0x&quot;;[.B32])" office:value-type="string" office:string-value="0xa32082" calcext:value-type="string">
            <text:p>0xa32082</text:p>
          </table:table-cell>
          <table:table-cell table:style-name="ce12" office:value-type="string" calcext:value-type="string">
            <text:p>3B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Japa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2]&lt;&gt;[.M32];&quot;BAD&quot;;&quot;&quot;)">
            <text:p/>
          </table:table-cell>
          <table:table-cell table:style-name="ce12"/>
          <table:table-cell table:style-name="ce1" office:value-type="string" calcext:value-type="string">
            <text:p>0xa32082</text:p>
          </table:table-cell>
          <table:table-cell table:style-name="ce1" office:value-type="string" calcext:value-type="string">
            <text:p>RaspberryPi 3B (0xA32082)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2" office:value-type="string" calcext:value-type="string">
            <text:p>a020d3</text:p>
          </table:table-cell>
          <table:table-cell table:style-name="ce16" table:formula="of:=HEX2DEC([.B33])" office:value-type="float" office:value="10494163" calcext:value-type="float">
            <text:p>10494163</text:p>
          </table:table-cell>
          <table:table-cell table:style-name="ce1" table:formula="of:=COM.MICROSOFT.CONCAT(&quot;0x&quot;;[.B33])" office:value-type="string" office:string-value="0xa020d3" calcext:value-type="string">
            <text:p>0xa020d3</text:p>
          </table:table-cell>
          <table:table-cell table:style-name="ce12" office:value-type="string" calcext:value-type="string">
            <text:p>3B+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1.3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3]&lt;&gt;[.M33];&quot;BAD&quot;;&quot;&quot;)">
            <text:p/>
          </table:table-cell>
          <table:table-cell table:style-name="ce12"/>
          <table:table-cell table:style-name="ce1" office:value-type="string" calcext:value-type="string">
            <text:p>0xa020d3</text:p>
          </table:table-cell>
          <table:table-cell table:style-name="ce1" office:value-type="string" calcext:value-type="string">
            <text:p>RaspberryPi 3B+ (0xA020D3)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9020e0</text:p>
          </table:table-cell>
          <table:table-cell table:style-name="ce16" table:formula="of:=HEX2DEC([.B34])" office:value-type="float" office:value="9445600" calcext:value-type="float">
            <text:p>9445600</text:p>
          </table:table-cell>
          <table:table-cell table:style-name="ce1" table:formula="of:=COM.MICROSOFT.CONCAT(&quot;0x&quot;;[.B34])" office:value-type="string" office:string-value="0x9020e0" calcext:value-type="string">
            <text:p>0x9020e0</text:p>
          </table:table-cell>
          <table:table-cell table:style-name="ce12" office:value-type="string" calcext:value-type="string">
            <text:p>3A+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4]&lt;&gt;[.M34];&quot;BAD&quot;;&quot;&quot;)">
            <text:p/>
          </table:table-cell>
          <table:table-cell table:style-name="ce12"/>
          <table:table-cell table:style-name="ce1" office:value-type="string" calcext:value-type="string">
            <text:p>0x9020e0</text:p>
          </table:table-cell>
          <table:table-cell table:style-name="ce1" office:value-type="string" calcext:value-type="string">
            <text:p>RaspberryPi 3A+ (0x9020E0)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2" office:value-type="float" office:value="920092" calcext:value-type="float">
            <text:p>920092</text:p>
          </table:table-cell>
          <table:table-cell table:style-name="ce16" table:formula="of:=HEX2DEC([.B35])" office:value-type="float" office:value="9568402" calcext:value-type="float">
            <text:p>9568402</text:p>
          </table:table-cell>
          <table:table-cell table:style-name="ce1" table:formula="of:=COM.MICROSOFT.CONCAT(&quot;0x&quot;;[.B35])" office:value-type="string" office:string-value="0x920092" calcext:value-type="string">
            <text:p>0x920092</text:p>
          </table:table-cell>
          <table:table-cell table:style-name="ce12" office:value-type="string" calcext:value-type="string">
            <text:p>Zero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5]&lt;&gt;[.M35];&quot;BAD&quot;;&quot;&quot;)">
            <text:p/>
          </table:table-cell>
          <table:table-cell table:style-name="ce12"/>
          <table:table-cell table:style-name="ce1" office:value-type="string" calcext:value-type="string">
            <text:p>0x920092</text:p>
          </table:table-cell>
          <table:table-cell table:style-name="ce1" office:value-type="string" calcext:value-type="string">
            <text:p>RaspberryPi Zero (0x920092)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2" office:value-type="string" calcext:value-type="string">
            <text:p>a52082</text:p>
          </table:table-cell>
          <table:table-cell table:style-name="ce16" table:formula="of:=HEX2DEC([.B36])" office:value-type="float" office:value="10821762" calcext:value-type="float">
            <text:p>10821762</text:p>
          </table:table-cell>
          <table:table-cell table:style-name="ce1" table:formula="of:=COM.MICROSOFT.CONCAT(&quot;0x&quot;;[.B36])" office:value-type="string" office:string-value="0xa52082" calcext:value-type="string">
            <text:p>0xa52082</text:p>
          </table:table-cell>
          <table:table-cell table:style-name="ce12" office:value-type="string" calcext:value-type="string">
            <text:p>3B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tadiu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6]&lt;&gt;[.M36];&quot;BAD&quot;;&quot;&quot;)">
            <text:p/>
          </table:table-cell>
          <table:table-cell table:style-name="ce12"/>
          <table:table-cell table:style-name="ce1" office:value-type="string" calcext:value-type="string">
            <text:p>0xa52082</text:p>
          </table:table-cell>
          <table:table-cell table:style-name="ce1" office:value-type="string" calcext:value-type="string">
            <text:p>RaspberryPi 3B (0xA52082)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2" office:value-type="string" calcext:value-type="string">
            <text:p>a220a0</text:p>
          </table:table-cell>
          <table:table-cell table:style-name="ce16" table:formula="of:=HEX2DEC([.B37])" office:value-type="float" office:value="10625184" calcext:value-type="float">
            <text:p>10625184</text:p>
          </table:table-cell>
          <table:table-cell table:style-name="ce1" table:formula="of:=COM.MICROSOFT.CONCAT(&quot;0x&quot;;[.B37])" office:value-type="string" office:string-value="0xa220a0" calcext:value-type="string">
            <text:p>0xa220a0</text:p>
          </table:table-cell>
          <table:table-cell table:style-name="ce12" office:value-type="string" calcext:value-type="string">
            <text:p>CM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7]&lt;&gt;[.M37];&quot;BAD&quot;;&quot;&quot;)">
            <text:p/>
          </table:table-cell>
          <table:table-cell table:style-name="ce12"/>
          <table:table-cell table:style-name="ce1" office:value-type="string" calcext:value-type="string">
            <text:p>0xa220a0</text:p>
          </table:table-cell>
          <table:table-cell table:style-name="ce1" office:value-type="string" calcext:value-type="string">
            <text:p>RaspberryPi Compute Module 3 (0xA220A0)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2" office:value-type="string" calcext:value-type="string">
            <text:p>a22083</text:p>
          </table:table-cell>
          <table:table-cell table:style-name="ce16" table:formula="of:=HEX2DEC([.B38])" office:value-type="float" office:value="10625155" calcext:value-type="float">
            <text:p>10625155</text:p>
          </table:table-cell>
          <table:table-cell table:style-name="ce1" table:formula="of:=COM.MICROSOFT.CONCAT(&quot;0x&quot;;[.B38])" office:value-type="string" office:string-value="0xa22083" calcext:value-type="string">
            <text:p>0xa22083</text:p>
          </table:table-cell>
          <table:table-cell table:style-name="ce12" office:value-type="string" calcext:value-type="string">
            <text:p>3B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1.3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Emb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8]&lt;&gt;[.M38];&quot;BAD&quot;;&quot;&quot;)">
            <text:p/>
          </table:table-cell>
          <table:table-cell table:style-name="ce12"/>
          <table:table-cell table:style-name="ce1" office:value-type="string" calcext:value-type="string">
            <text:p>0xa22083</text:p>
          </table:table-cell>
          <table:table-cell table:style-name="ce1" office:value-type="string" calcext:value-type="string">
            <text:p>RaspberryPi 3B (0xA22083)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2" office:value-type="float" office:value="900061" calcext:value-type="float">
            <text:p>900061</text:p>
          </table:table-cell>
          <table:table-cell table:style-name="ce16" table:formula="of:=HEX2DEC([.B39])" office:value-type="float" office:value="9437281" calcext:value-type="float">
            <text:p>9437281</text:p>
          </table:table-cell>
          <table:table-cell table:style-name="ce1" table:formula="of:=COM.MICROSOFT.CONCAT(&quot;0x&quot;;[.B39])" office:value-type="string" office:string-value="0x900061" calcext:value-type="string">
            <text:p>0x900061</text:p>
          </table:table-cell>
          <table:table-cell table:style-name="ce12" office:value-type="string" calcext:value-type="string">
            <text:p>CM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39]&lt;&gt;[.M39];&quot;BAD&quot;;&quot;&quot;)">
            <text:p/>
          </table:table-cell>
          <table:table-cell table:style-name="ce12"/>
          <table:table-cell table:style-name="ce1" office:value-type="string" calcext:value-type="string">
            <text:p>0x900061</text:p>
          </table:table-cell>
          <table:table-cell table:style-name="ce1" office:value-type="string" calcext:value-type="string">
            <text:p>RaspberryPi Compute Module (0x900061)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2" office:value-type="string" calcext:value-type="string">
            <text:p>a02042</text:p>
          </table:table-cell>
          <table:table-cell table:style-name="ce16" table:formula="of:=HEX2DEC([.B40])" office:value-type="float" office:value="10494018" calcext:value-type="float">
            <text:p>10494018</text:p>
          </table:table-cell>
          <table:table-cell table:style-name="ce1" table:formula="of:=COM.MICROSOFT.CONCAT(&quot;0x&quot;;[.B40])" office:value-type="string" office:string-value="0xa02042" calcext:value-type="string">
            <text:p>0xa02042</text:p>
          </table:table-cell>
          <table:table-cell table:style-name="ce12" office:value-type="string" calcext:value-type="string">
            <text:p>2B (with BCM2837)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0]&lt;&gt;[.M40];&quot;BAD&quot;;&quot;&quot;)">
            <text:p/>
          </table:table-cell>
          <table:table-cell table:style-name="ce12"/>
          <table:table-cell table:style-name="ce1" office:value-type="string" calcext:value-type="string">
            <text:p>0xa02042</text:p>
          </table:table-cell>
          <table:table-cell table:style-name="ce1" office:value-type="string" calcext:value-type="string">
            <text:p>RaspberryPi 2B (0xA02042)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2" office:value-type="string" calcext:value-type="string">
            <text:p>a03111</text:p>
          </table:table-cell>
          <table:table-cell table:style-name="ce16" table:formula="of:=HEX2DEC([.B41])" office:value-type="float" office:value="10498321" calcext:value-type="float">
            <text:p>10498321</text:p>
          </table:table-cell>
          <table:table-cell table:style-name="ce1" table:formula="of:=COM.MICROSOFT.CONCAT(&quot;0x&quot;;[.B41])" office:value-type="string" office:string-value="0xa03111" calcext:value-type="string">
            <text:p>0xa03111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1]&lt;&gt;[.M41];&quot;BAD&quot;;&quot;&quot;)">
            <text:p/>
          </table:table-cell>
          <table:table-cell table:style-name="ce12"/>
          <table:table-cell table:style-name="ce1" office:value-type="string" calcext:value-type="string">
            <text:p>0xa03111</text:p>
          </table:table-cell>
          <table:table-cell table:style-name="ce1" office:value-type="string" calcext:value-type="string">
            <text:p>RaspberryPi 4B (0xA03111)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2" office:value-type="string" calcext:value-type="string">
            <text:p>b03111</text:p>
          </table:table-cell>
          <table:table-cell table:style-name="ce16" table:formula="of:=HEX2DEC([.B42])" office:value-type="float" office:value="11546897" calcext:value-type="float">
            <text:p>11546897</text:p>
          </table:table-cell>
          <table:table-cell table:style-name="ce1" table:formula="of:=COM.MICROSOFT.CONCAT(&quot;0x&quot;;[.B42])" office:value-type="string" office:string-value="0xb03111" calcext:value-type="string">
            <text:p>0xb03111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2]&lt;&gt;[.M42];&quot;BAD&quot;;&quot;&quot;)">
            <text:p/>
          </table:table-cell>
          <table:table-cell table:style-name="ce1"/>
          <table:table-cell table:style-name="ce1" office:value-type="string" calcext:value-type="string">
            <text:p>0xb03111</text:p>
          </table:table-cell>
          <table:table-cell table:style-name="ce1" office:value-type="string" calcext:value-type="string">
            <text:p>RaspberryPi 4B (0xB03111)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2" office:value-type="string" calcext:value-type="string">
            <text:p>c03111</text:p>
          </table:table-cell>
          <table:table-cell table:style-name="ce16" table:formula="of:=HEX2DEC([.B43])" office:value-type="float" office:value="12595473" calcext:value-type="float">
            <text:p>12595473</text:p>
          </table:table-cell>
          <table:table-cell table:style-name="ce1" table:formula="of:=COM.MICROSOFT.CONCAT(&quot;0x&quot;;[.B43])" office:value-type="string" office:string-value="0xc03111" calcext:value-type="string">
            <text:p>0xc03111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3]&lt;&gt;[.M43];&quot;BAD&quot;;&quot;&quot;)">
            <text:p/>
          </table:table-cell>
          <table:table-cell table:style-name="ce1"/>
          <table:table-cell table:style-name="ce1" office:value-type="string" calcext:value-type="string">
            <text:p>0xc03111</text:p>
          </table:table-cell>
          <table:table-cell table:style-name="ce1" office:value-type="string" calcext:value-type="string">
            <text:p>RaspberryPi 4B (0xC03111)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2" office:value-type="string" calcext:value-type="string">
            <text:p>c03112</text:p>
          </table:table-cell>
          <table:table-cell table:style-name="ce16" table:formula="of:=HEX2DEC([.B44])" office:value-type="float" office:value="12595474" calcext:value-type="float">
            <text:p>12595474</text:p>
          </table:table-cell>
          <table:table-cell table:style-name="ce1" table:formula="of:=COM.MICROSOFT.CONCAT(&quot;0x&quot;;[.B44])" office:value-type="string" office:string-value="0xc03112" calcext:value-type="string">
            <text:p>0xc03112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4]&lt;&gt;[.M44];&quot;BAD&quot;;&quot;&quot;)">
            <text:p/>
          </table:table-cell>
          <table:table-cell table:style-name="ce1"/>
          <table:table-cell table:style-name="ce1" office:value-type="string" calcext:value-type="string">
            <text:p>0xc03112</text:p>
          </table:table-cell>
          <table:table-cell table:style-name="ce1" office:value-type="string" calcext:value-type="string">
            <text:p>RaspberryPi 4B (0xC03112)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9020e1</text:p>
          </table:table-cell>
          <table:table-cell table:style-name="ce16" table:formula="of:=HEX2DEC([.B45])" office:value-type="float" office:value="9445601" calcext:value-type="float">
            <text:p>9445601</text:p>
          </table:table-cell>
          <table:table-cell table:style-name="ce1" table:formula="of:=COM.MICROSOFT.CONCAT(&quot;0x&quot;;[.B45])" office:value-type="string" office:string-value="0x9020e1" calcext:value-type="string">
            <text:p>0x9020e1</text:p>
          </table:table-cell>
          <table:table-cell table:style-name="ce12" office:value-type="string" calcext:value-type="string">
            <text:p>3A+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5]&lt;&gt;[.M45];&quot;BAD&quot;;&quot;&quot;)">
            <text:p/>
          </table:table-cell>
          <table:table-cell table:style-name="ce12"/>
          <table:table-cell table:style-name="ce1" office:value-type="string" calcext:value-type="string">
            <text:p>0x9020e1</text:p>
          </table:table-cell>
          <table:table-cell table:style-name="ce1" office:value-type="string" calcext:value-type="string">
            <text:p>RaspberryPi 3A+ (0x9020E1)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2" office:value-type="string" calcext:value-type="string">
            <text:p>a020d4</text:p>
          </table:table-cell>
          <table:table-cell table:style-name="ce16" table:formula="of:=HEX2DEC([.B46])" office:value-type="float" office:value="10494164" calcext:value-type="float">
            <text:p>10494164</text:p>
          </table:table-cell>
          <table:table-cell table:style-name="ce1" table:formula="of:=COM.MICROSOFT.CONCAT(&quot;0x&quot;;[.B46])" office:value-type="string" office:string-value="0xa020d4" calcext:value-type="string">
            <text:p>0xa020d4</text:p>
          </table:table-cell>
          <table:table-cell table:style-name="ce12" office:value-type="string" calcext:value-type="string">
            <text:p>3B+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1.4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6]&lt;&gt;[.M46];&quot;BAD&quot;;&quot;&quot;)">
            <text:p/>
          </table:table-cell>
          <table:table-cell table:style-name="ce12"/>
          <table:table-cell table:style-name="ce1" office:value-type="string" calcext:value-type="string">
            <text:p>0xa020d4</text:p>
          </table:table-cell>
          <table:table-cell table:style-name="ce1" office:value-type="string" calcext:value-type="string">
            <text:p>RaspberryPi 3B+ (0xA020D4)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2" office:value-type="string" calcext:value-type="string">
            <text:p>b03112</text:p>
          </table:table-cell>
          <table:table-cell table:style-name="ce16" table:formula="of:=HEX2DEC([.B47])" office:value-type="float" office:value="11546898" calcext:value-type="float">
            <text:p>11546898</text:p>
          </table:table-cell>
          <table:table-cell table:style-name="ce1" table:formula="of:=COM.MICROSOFT.CONCAT(&quot;0x&quot;;[.B47])" office:value-type="string" office:string-value="0xb03112" calcext:value-type="string">
            <text:p>0xb03112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7]&lt;&gt;[.M47];&quot;BAD&quot;;&quot;&quot;)">
            <text:p/>
          </table:table-cell>
          <table:table-cell table:style-name="ce1"/>
          <table:table-cell table:style-name="ce14" office:value-type="string" calcext:value-type="string">
            <text:p>0xb03112</text:p>
          </table:table-cell>
          <table:table-cell table:style-name="ce14" office:value-type="string" calcext:value-type="string">
            <text:p>RaspberryPi 4B (0xB03112)</text:p>
          </table:table-cell>
          <table:table-cell table:style-name="ce14" office:value-type="float" office:value="56" calcext:value-type="float">
            <text:p>56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2" office:value-type="string" calcext:value-type="string">
            <text:p>b03114</text:p>
          </table:table-cell>
          <table:table-cell table:style-name="ce16" table:formula="of:=HEX2DEC([.B48])" office:value-type="float" office:value="11546900" calcext:value-type="float">
            <text:p>11546900</text:p>
          </table:table-cell>
          <table:table-cell table:style-name="ce1" table:formula="of:=COM.MICROSOFT.CONCAT(&quot;0x&quot;;[.B48])" office:value-type="string" office:string-value="0xb03114" calcext:value-type="string">
            <text:p>0xb03114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1.4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8]&lt;&gt;[.M48];&quot;BAD&quot;;&quot;&quot;)">
            <text:p/>
          </table:table-cell>
          <table:table-cell table:style-name="ce1"/>
          <table:table-cell table:style-name="ce14" office:value-type="string" calcext:value-type="string">
            <text:p>0xb03114</text:p>
          </table:table-cell>
          <table:table-cell table:style-name="ce14" office:value-type="string" calcext:value-type="string">
            <text:p>RaspberryPi 4B (0xB03114)</text:p>
          </table:table-cell>
          <table:table-cell table:style-name="ce14" office:value-type="float" office:value="57" calcext:value-type="float">
            <text:p>57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2" office:value-type="string" calcext:value-type="string">
            <text:p>b03115</text:p>
          </table:table-cell>
          <table:table-cell table:style-name="ce16" table:formula="of:=HEX2DEC([.B49])" office:value-type="float" office:value="11546901" calcext:value-type="float">
            <text:p>11546901</text:p>
          </table:table-cell>
          <table:table-cell table:style-name="ce1" table:formula="of:=COM.MICROSOFT.CONCAT(&quot;0x&quot;;[.B49])" office:value-type="string" office:string-value="0xb03115" calcext:value-type="string">
            <text:p>0xb03115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49]&lt;&gt;[.M49];&quot;BAD&quot;;&quot;&quot;)">
            <text:p/>
          </table:table-cell>
          <table:table-cell table:style-name="ce1"/>
          <table:table-cell table:style-name="ce14" office:value-type="string" calcext:value-type="string">
            <text:p>0xb03115</text:p>
          </table:table-cell>
          <table:table-cell table:style-name="ce14" office:value-type="string" calcext:value-type="string">
            <text:p>RaspberryPi 4B (0xB03115)</text:p>
          </table:table-cell>
          <table:table-cell table:style-name="ce14" office:value-type="float" office:value="58" calcext:value-type="float">
            <text:p>58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2" office:value-type="string" calcext:value-type="string">
            <text:p>c03114</text:p>
          </table:table-cell>
          <table:table-cell table:style-name="ce16" table:formula="of:=HEX2DEC([.B50])" office:value-type="float" office:value="12595476" calcext:value-type="float">
            <text:p>12595476</text:p>
          </table:table-cell>
          <table:table-cell table:style-name="ce1" table:formula="of:=COM.MICROSOFT.CONCAT(&quot;0x&quot;;[.B50])" office:value-type="string" office:string-value="0xc03114" calcext:value-type="string">
            <text:p>0xc03114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1.4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0]&lt;&gt;[.M50];&quot;BAD&quot;;&quot;&quot;)">
            <text:p/>
          </table:table-cell>
          <table:table-cell table:style-name="ce1"/>
          <table:table-cell table:style-name="ce14" office:value-type="string" calcext:value-type="string">
            <text:p>0xc03114</text:p>
          </table:table-cell>
          <table:table-cell table:style-name="ce14" office:value-type="string" calcext:value-type="string">
            <text:p>RaspberryPi 4B (0xC03114)</text:p>
          </table:table-cell>
          <table:table-cell table:style-name="ce14" office:value-type="float" office:value="59" calcext:value-type="float">
            <text:p>59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2" office:value-type="string" calcext:value-type="string">
            <text:p>c03115</text:p>
          </table:table-cell>
          <table:table-cell table:style-name="ce16" table:formula="of:=HEX2DEC([.B51])" office:value-type="float" office:value="12595477" calcext:value-type="float">
            <text:p>12595477</text:p>
          </table:table-cell>
          <table:table-cell table:style-name="ce1" table:formula="of:=COM.MICROSOFT.CONCAT(&quot;0x&quot;;[.B51])" office:value-type="string" office:string-value="0xc03115" calcext:value-type="string">
            <text:p>0xc03115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1]&lt;&gt;[.M51];&quot;BAD&quot;;&quot;&quot;)">
            <text:p/>
          </table:table-cell>
          <table:table-cell table:style-name="ce1"/>
          <table:table-cell table:style-name="ce14" office:value-type="string" calcext:value-type="string">
            <text:p>0xc03115</text:p>
          </table:table-cell>
          <table:table-cell table:style-name="ce14" office:value-type="string" calcext:value-type="string">
            <text:p>RaspberryPi 4B (0xC03115)</text:p>
          </table:table-cell>
          <table:table-cell table:style-name="ce14" office:value-type="float" office:value="60" calcext:value-type="float">
            <text:p>60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2" office:value-type="string" calcext:value-type="string">
            <text:p>d03114</text:p>
          </table:table-cell>
          <table:table-cell table:style-name="ce16" table:formula="of:=HEX2DEC([.B52])" office:value-type="float" office:value="13644052" calcext:value-type="float">
            <text:p>13644052</text:p>
          </table:table-cell>
          <table:table-cell table:style-name="ce1" table:formula="of:=COM.MICROSOFT.CONCAT(&quot;0x&quot;;[.B52])" office:value-type="string" office:string-value="0xd03114" calcext:value-type="string">
            <text:p>0xd03114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1.4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2]&lt;&gt;[.M52];&quot;BAD&quot;;&quot;&quot;)">
            <text:p/>
          </table:table-cell>
          <table:table-cell table:style-name="ce1"/>
          <table:table-cell table:style-name="ce14" office:value-type="string" calcext:value-type="string">
            <text:p>0xd03114</text:p>
          </table:table-cell>
          <table:table-cell table:style-name="ce14" office:value-type="string" calcext:value-type="string">
            <text:p>RaspberryPi 4B (0xD03114)</text:p>
          </table:table-cell>
          <table:table-cell table:style-name="ce14" office:value-type="float" office:value="61" calcext:value-type="float">
            <text:p>6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2" office:value-type="string" calcext:value-type="string">
            <text:p>d03115</text:p>
          </table:table-cell>
          <table:table-cell table:style-name="ce16" table:formula="of:=HEX2DEC([.B53])" office:value-type="float" office:value="13644053" calcext:value-type="float">
            <text:p>13644053</text:p>
          </table:table-cell>
          <table:table-cell table:style-name="ce1" table:formula="of:=COM.MICROSOFT.CONCAT(&quot;0x&quot;;[.B53])" office:value-type="string" office:string-value="0xd03115" calcext:value-type="string">
            <text:p>0xd03115</text:p>
          </table:table-cell>
          <table:table-cell table:style-name="ce12" office:value-type="string" calcext:value-type="string">
            <text:p>4B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3]&lt;&gt;[.M53];&quot;BAD&quot;;&quot;&quot;)">
            <text:p/>
          </table:table-cell>
          <table:table-cell table:style-name="ce1"/>
          <table:table-cell table:style-name="ce14" office:value-type="string" calcext:value-type="string">
            <text:p>0xd03115</text:p>
          </table:table-cell>
          <table:table-cell table:style-name="ce14" office:value-type="string" calcext:value-type="string">
            <text:p>RaspberryPi 4B (0xD03115)</text:p>
          </table:table-cell>
          <table:table-cell table:style-name="ce14" office:value-type="float" office:value="62" calcext:value-type="float">
            <text:p>62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2" office:value-type="float" office:value="902120" calcext:value-type="float">
            <text:p>902120</text:p>
          </table:table-cell>
          <table:table-cell table:style-name="ce16" table:formula="of:=HEX2DEC([.B54])" office:value-type="float" office:value="9445664" calcext:value-type="float">
            <text:p>9445664</text:p>
          </table:table-cell>
          <table:table-cell table:style-name="ce1" table:formula="of:=COM.MICROSOFT.CONCAT(&quot;0x&quot;;[.B54])" office:value-type="string" office:string-value="0x902120" calcext:value-type="string">
            <text:p>0x902120</text:p>
          </table:table-cell>
          <table:table-cell table:style-name="ce12" office:value-type="string" calcext:value-type="string">
            <text:p>Zero 2 W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512M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4]&lt;&gt;[.M54];&quot;BAD&quot;;&quot;&quot;)">
            <text:p/>
          </table:table-cell>
          <table:table-cell table:style-name="ce12"/>
          <table:table-cell table:style-name="ce1" office:value-type="string" calcext:value-type="string">
            <text:p>0x902120</text:p>
          </table:table-cell>
          <table:table-cell table:style-name="ce1" office:value-type="string" calcext:value-type="string">
            <text:p>RaspberryPi Zero 2 W (0x902120)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2" office:value-type="string" calcext:value-type="string">
            <text:p>a02100</text:p>
          </table:table-cell>
          <table:table-cell table:style-name="ce16" table:formula="of:=HEX2DEC([.B55])" office:value-type="float" office:value="10494208" calcext:value-type="float">
            <text:p>10494208</text:p>
          </table:table-cell>
          <table:table-cell table:style-name="ce1" table:formula="of:=COM.MICROSOFT.CONCAT(&quot;0x&quot;;[.B55])" office:value-type="string" office:string-value="0xa02100" calcext:value-type="string">
            <text:p>0xa02100</text:p>
          </table:table-cell>
          <table:table-cell table:style-name="ce12" office:value-type="string" calcext:value-type="string">
            <text:p>CM3+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5]&lt;&gt;[.M55];&quot;BAD&quot;;&quot;&quot;)">
            <text:p/>
          </table:table-cell>
          <table:table-cell table:style-name="ce12"/>
          <table:table-cell table:style-name="ce1" office:value-type="string" calcext:value-type="string">
            <text:p>0xa02100</text:p>
          </table:table-cell>
          <table:table-cell table:style-name="ce1" office:value-type="string" calcext:value-type="string">
            <text:p>RaspberryPi Compute Module 3+ (0xA02100)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2" office:value-type="string" calcext:value-type="string">
            <text:p>a03140</text:p>
          </table:table-cell>
          <table:table-cell table:style-name="ce16" table:formula="of:=HEX2DEC([.B56])" office:value-type="float" office:value="10498368" calcext:value-type="float">
            <text:p>10498368</text:p>
          </table:table-cell>
          <table:table-cell table:style-name="ce1" table:formula="of:=COM.MICROSOFT.CONCAT(&quot;0x&quot;;[.B56])" office:value-type="string" office:string-value="0xa03140" calcext:value-type="string">
            <text:p>0xa03140</text:p>
          </table:table-cell>
          <table:table-cell table:style-name="ce12" office:value-type="string" calcext:value-type="string">
            <text:p>CM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6]&lt;&gt;[.M56];&quot;BAD&quot;;&quot;&quot;)">
            <text:p/>
          </table:table-cell>
          <table:table-cell table:style-name="ce12"/>
          <table:table-cell table:style-name="ce14" office:value-type="string" calcext:value-type="string">
            <text:p>0xa03140</text:p>
          </table:table-cell>
          <table:table-cell table:style-name="ce14" office:value-type="string" calcext:value-type="string">
            <text:p>RaspberryPi Compute Module 4 (0xA02100)</text:p>
          </table:table-cell>
          <table:table-cell table:style-name="ce14" office:value-type="float" office:value="65" calcext:value-type="float">
            <text:p>65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2" office:value-type="string" calcext:value-type="string">
            <text:p>b03140</text:p>
          </table:table-cell>
          <table:table-cell table:style-name="ce16" table:formula="of:=HEX2DEC([.B57])" office:value-type="float" office:value="11546944" calcext:value-type="float">
            <text:p>11546944</text:p>
          </table:table-cell>
          <table:table-cell table:style-name="ce1" table:formula="of:=COM.MICROSOFT.CONCAT(&quot;0x&quot;;[.B57])" office:value-type="string" office:string-value="0xb03140" calcext:value-type="string">
            <text:p>0xb03140</text:p>
          </table:table-cell>
          <table:table-cell table:style-name="ce12" office:value-type="string" calcext:value-type="string">
            <text:p>CM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7]&lt;&gt;[.M57];&quot;BAD&quot;;&quot;&quot;)">
            <text:p/>
          </table:table-cell>
          <table:table-cell table:style-name="ce1"/>
          <table:table-cell table:style-name="ce14" office:value-type="string" calcext:value-type="string">
            <text:p>0xb03140</text:p>
          </table:table-cell>
          <table:table-cell table:style-name="ce14" office:value-type="string" calcext:value-type="string">
            <text:p>RaspberryPi Compute Module 4 (0xB03140)</text:p>
          </table:table-cell>
          <table:table-cell table:style-name="ce14" office:value-type="float" office:value="66" calcext:value-type="float">
            <text:p>66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2" office:value-type="string" calcext:value-type="string">
            <text:p>c03140</text:p>
          </table:table-cell>
          <table:table-cell table:style-name="ce16" table:formula="of:=HEX2DEC([.B58])" office:value-type="float" office:value="12595520" calcext:value-type="float">
            <text:p>12595520</text:p>
          </table:table-cell>
          <table:table-cell table:style-name="ce1" table:formula="of:=COM.MICROSOFT.CONCAT(&quot;0x&quot;;[.B58])" office:value-type="string" office:string-value="0xc03140" calcext:value-type="string">
            <text:p>0xc03140</text:p>
          </table:table-cell>
          <table:table-cell table:style-name="ce12" office:value-type="string" calcext:value-type="string">
            <text:p>CM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8]&lt;&gt;[.M58];&quot;BAD&quot;;&quot;&quot;)">
            <text:p/>
          </table:table-cell>
          <table:table-cell table:style-name="ce1"/>
          <table:table-cell table:style-name="ce14" office:value-type="string" calcext:value-type="string">
            <text:p>0xc03140</text:p>
          </table:table-cell>
          <table:table-cell table:style-name="ce14" office:value-type="string" calcext:value-type="string">
            <text:p>RaspberryPi Compute Module 4 (0xC03140)</text:p>
          </table:table-cell>
          <table:table-cell table:style-name="ce14" office:value-type="float" office:value="67" calcext:value-type="float">
            <text:p>67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2" office:value-type="string" calcext:value-type="string">
            <text:p>d03140</text:p>
          </table:table-cell>
          <table:table-cell table:style-name="ce16" table:formula="of:=HEX2DEC([.B59])" office:value-type="float" office:value="13644096" calcext:value-type="float">
            <text:p>13644096</text:p>
          </table:table-cell>
          <table:table-cell table:style-name="ce1" table:formula="of:=COM.MICROSOFT.CONCAT(&quot;0x&quot;;[.B59])" office:value-type="string" office:string-value="0xd03140" calcext:value-type="string">
            <text:p>0xd03140</text:p>
          </table:table-cell>
          <table:table-cell table:style-name="ce12" office:value-type="string" calcext:value-type="string">
            <text:p>CM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59]&lt;&gt;[.M59];&quot;BAD&quot;;&quot;&quot;)">
            <text:p/>
          </table:table-cell>
          <table:table-cell table:style-name="ce1"/>
          <table:table-cell table:style-name="ce14" office:value-type="string" calcext:value-type="string">
            <text:p>0xd03140</text:p>
          </table:table-cell>
          <table:table-cell table:style-name="ce14" office:value-type="string" calcext:value-type="string">
            <text:p>RaspberryPi Compute Module 4 (0xD03140)</text:p>
          </table:table-cell>
          <table:table-cell table:style-name="ce14" office:value-type="float" office:value="68" calcext:value-type="float">
            <text:p>68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2" office:value-type="string" calcext:value-type="string">
            <text:p>c03130</text:p>
          </table:table-cell>
          <table:table-cell table:style-name="ce16" table:formula="of:=HEX2DEC([.B60])" office:value-type="float" office:value="12595504" calcext:value-type="float">
            <text:p>12595504</text:p>
          </table:table-cell>
          <table:table-cell table:style-name="ce1" table:formula="of:=COM.MICROSOFT.CONCAT(&quot;0x&quot;;[.B60])" office:value-type="string" office:string-value="0xc03130" calcext:value-type="string">
            <text:p>0xc03130</text:p>
          </table:table-cell>
          <table:table-cell table:style-name="ce12" office:value-type="float" office:value="400" calcext:value-type="float">
            <text:p>4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0]&lt;&gt;[.M60];&quot;BAD&quot;;&quot;&quot;)">
            <text:p/>
          </table:table-cell>
          <table:table-cell table:style-name="ce1"/>
          <table:table-cell table:style-name="ce1" office:value-type="string" calcext:value-type="string">
            <text:p>0xc03130</text:p>
          </table:table-cell>
          <table:table-cell table:style-name="ce1" office:value-type="string" calcext:value-type="string">
            <text:p>RaspberryPi 400 (0XC03130)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2" office:value-type="string" calcext:value-type="string">
            <text:p>b04170</text:p>
          </table:table-cell>
          <table:table-cell table:style-name="ce16" table:formula="of:=HEX2DEC([.B61])" office:value-type="float" office:value="11551088" calcext:value-type="float">
            <text:p>11551088</text:p>
          </table:table-cell>
          <table:table-cell table:style-name="ce1" table:formula="of:=COM.MICROSOFT.CONCAT(&quot;0x&quot;;[.B61])" office:value-type="string" office:string-value="0xb04170" calcext:value-type="string">
            <text:p>0xb04170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1]&lt;&gt;[.M61];&quot;BAD&quot;;&quot;&quot;)">
            <text:p/>
          </table:table-cell>
          <table:table-cell table:style-name="ce1" office:value-type="string" calcext:value-type="string">
            <text:p>0XB04170</text:p>
          </table:table-cell>
          <table:table-cell table:style-name="ce1" office:value-type="string" calcext:value-type="string">
            <text:p>0xb04170</text:p>
          </table:table-cell>
          <table:table-cell table:style-name="ce1" table:formula="of:=COM.MICROSOFT.CONCAT(&quot;RaspberryPi &quot;;[.E61];&quot; (&quot;;[.L61];&quot;)&quot;)" office:value-type="string" office:string-value="RaspberryPi 5 (0XB04170)" calcext:value-type="string">
            <text:p>RaspberryPi 5 (0XB04170)</text:p>
          </table:table-cell>
          <table:table-cell table:style-name="ce2" office:value-type="float" office:value="70" calcext:value-type="float">
            <text:p>70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2" office:value-type="string" calcext:value-type="string">
            <text:p>b04171</text:p>
          </table:table-cell>
          <table:table-cell table:style-name="ce16" table:formula="of:=HEX2DEC([.B62])" office:value-type="float" office:value="11551089" calcext:value-type="float">
            <text:p>11551089</text:p>
          </table:table-cell>
          <table:table-cell table:style-name="ce1" table:formula="of:=COM.MICROSOFT.CONCAT(&quot;0x&quot;;[.B62])" office:value-type="string" office:string-value="0xb04171" calcext:value-type="string">
            <text:p>0xb04171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2]&lt;&gt;[.M62];&quot;BAD&quot;;&quot;&quot;)">
            <text:p/>
          </table:table-cell>
          <table:table-cell table:style-name="ce1" office:value-type="string" calcext:value-type="string">
            <text:p>0XB04171</text:p>
          </table:table-cell>
          <table:table-cell table:style-name="ce1" office:value-type="string" calcext:value-type="string">
            <text:p>0xb04171</text:p>
          </table:table-cell>
          <table:table-cell table:style-name="ce1" table:formula="of:=COM.MICROSOFT.CONCAT(&quot;RaspberryPi &quot;;[.E62];&quot; (&quot;;[.L62];&quot;)&quot;)" office:value-type="string" office:string-value="RaspberryPi 5 (0XB04171)" calcext:value-type="string">
            <text:p>RaspberryPi 5 (0XB04171)</text:p>
          </table:table-cell>
          <table:table-cell table:style-name="ce2" office:value-type="float" office:value="71" calcext:value-type="float">
            <text:p>7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2" office:value-type="string" calcext:value-type="string">
            <text:p>c04170</text:p>
          </table:table-cell>
          <table:table-cell table:style-name="ce16" table:formula="of:=HEX2DEC([.B63])" office:value-type="float" office:value="12599664" calcext:value-type="float">
            <text:p>12599664</text:p>
          </table:table-cell>
          <table:table-cell table:style-name="ce1" table:formula="of:=COM.MICROSOFT.CONCAT(&quot;0x&quot;;[.B63])" office:value-type="string" office:string-value="0xc04170" calcext:value-type="string">
            <text:p>0xc04170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3]&lt;&gt;[.M63];&quot;BAD&quot;;&quot;&quot;)">
            <text:p/>
          </table:table-cell>
          <table:table-cell table:style-name="ce1" office:value-type="string" calcext:value-type="string">
            <text:p>0XC04170</text:p>
          </table:table-cell>
          <table:table-cell table:style-name="ce1" office:value-type="string" calcext:value-type="string">
            <text:p>0xc04170</text:p>
          </table:table-cell>
          <table:table-cell table:style-name="ce1" table:formula="of:=COM.MICROSOFT.CONCAT(&quot;RaspberryPi &quot;;[.E63];&quot; (&quot;;[.L63];&quot;)&quot;)" office:value-type="string" office:string-value="RaspberryPi 5 (0XC04170)" calcext:value-type="string">
            <text:p>RaspberryPi 5 (0XC04170)</text:p>
          </table:table-cell>
          <table:table-cell table:style-name="ce2" office:value-type="float" office:value="72" calcext:value-type="float">
            <text:p>7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2" office:value-type="string" calcext:value-type="string">
            <text:p>c04171</text:p>
          </table:table-cell>
          <table:table-cell table:style-name="ce16" table:formula="of:=HEX2DEC([.B64])" office:value-type="float" office:value="12599665" calcext:value-type="float">
            <text:p>12599665</text:p>
          </table:table-cell>
          <table:table-cell table:style-name="ce1" table:formula="of:=COM.MICROSOFT.CONCAT(&quot;0x&quot;;[.B64])" office:value-type="string" office:string-value="0xc04171" calcext:value-type="string">
            <text:p>0xc04171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4]&lt;&gt;[.M64];&quot;BAD&quot;;&quot;&quot;)">
            <text:p/>
          </table:table-cell>
          <table:table-cell table:style-name="ce1" office:value-type="string" calcext:value-type="string">
            <text:p>0XC04171</text:p>
          </table:table-cell>
          <table:table-cell table:style-name="ce1" office:value-type="string" calcext:value-type="string">
            <text:p>0xc04171</text:p>
          </table:table-cell>
          <table:table-cell table:style-name="ce1" table:formula="of:=COM.MICROSOFT.CONCAT(&quot;RaspberryPi &quot;;[.E64];&quot; (&quot;;[.L64];&quot;)&quot;)" office:value-type="string" office:string-value="RaspberryPi 5 (0XC04171)" calcext:value-type="string">
            <text:p>RaspberryPi 5 (0XC04171)</text:p>
          </table:table-cell>
          <table:table-cell table:style-name="ce2" office:value-type="float" office:value="73" calcext:value-type="float">
            <text:p>7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2" office:value-type="string" calcext:value-type="string">
            <text:p>d04170</text:p>
          </table:table-cell>
          <table:table-cell table:style-name="ce16" table:formula="of:=HEX2DEC([.B65])" office:value-type="float" office:value="13648240" calcext:value-type="float">
            <text:p>13648240</text:p>
          </table:table-cell>
          <table:table-cell table:style-name="ce1" table:formula="of:=COM.MICROSOFT.CONCAT(&quot;0x&quot;;[.B65])" office:value-type="string" office:string-value="0xd04170" calcext:value-type="string">
            <text:p>0xd04170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5]&lt;&gt;[.M65];&quot;BAD&quot;;&quot;&quot;)">
            <text:p/>
          </table:table-cell>
          <table:table-cell table:style-name="ce1" office:value-type="string" calcext:value-type="string">
            <text:p>0XD04170</text:p>
          </table:table-cell>
          <table:table-cell table:style-name="ce1" office:value-type="string" calcext:value-type="string">
            <text:p>0xd04170</text:p>
          </table:table-cell>
          <table:table-cell table:style-name="ce1" table:formula="of:=COM.MICROSOFT.CONCAT(&quot;RaspberryPi &quot;;[.E65];&quot; (&quot;;[.L65];&quot;)&quot;)" office:value-type="string" office:string-value="RaspberryPi 5 (0XD04170)" calcext:value-type="string">
            <text:p>RaspberryPi 5 (0XD04170)</text:p>
          </table:table-cell>
          <table:table-cell table:style-name="ce2" office:value-type="float" office:value="74" calcext:value-type="float">
            <text:p>74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2" office:value-type="string" calcext:value-type="string">
            <text:p>d04171</text:p>
          </table:table-cell>
          <table:table-cell table:style-name="ce16" table:formula="of:=HEX2DEC([.B66])" office:value-type="float" office:value="13648241" calcext:value-type="float">
            <text:p>13648241</text:p>
          </table:table-cell>
          <table:table-cell table:style-name="ce1" table:formula="of:=COM.MICROSOFT.CONCAT(&quot;0x&quot;;[.B66])" office:value-type="string" office:string-value="0xd04171" calcext:value-type="string">
            <text:p>0xd04171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6]&lt;&gt;[.M66];&quot;BAD&quot;;&quot;&quot;)">
            <text:p/>
          </table:table-cell>
          <table:table-cell table:style-name="ce1" office:value-type="string" calcext:value-type="string">
            <text:p>0XD04171</text:p>
          </table:table-cell>
          <table:table-cell table:style-name="ce1" office:value-type="string" calcext:value-type="string">
            <text:p>0xd04171</text:p>
          </table:table-cell>
          <table:table-cell table:style-name="ce1" table:formula="of:=COM.MICROSOFT.CONCAT(&quot;RaspberryPi &quot;;[.E66];&quot; (&quot;;[.L66];&quot;)&quot;)" office:value-type="string" office:string-value="RaspberryPi 5 (0XD04171)" calcext:value-type="string">
            <text:p>RaspberryPi 5 (0XD04171)</text:p>
          </table:table-cell>
          <table:table-cell table:style-name="ce2" office:value-type="float" office:value="75" calcext:value-type="float">
            <text:p>75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2" office:value-type="string" calcext:value-type="string">
            <text:p>e04171</text:p>
          </table:table-cell>
          <table:table-cell table:style-name="ce16" table:formula="of:=HEX2DEC([.B67])" office:value-type="float" office:value="14696817" calcext:value-type="float">
            <text:p>14696817</text:p>
          </table:table-cell>
          <table:table-cell table:style-name="ce1" table:formula="of:=COM.MICROSOFT.CONCAT(&quot;0x&quot;;[.B67])" office:value-type="string" office:string-value="0xe04171" calcext:value-type="string">
            <text:p>0xe04171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6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7]&lt;&gt;[.M67];&quot;BAD&quot;;&quot;&quot;)">
            <text:p/>
          </table:table-cell>
          <table:table-cell table:style-name="ce1" office:value-type="string" calcext:value-type="string">
            <text:p>0XE04171</text:p>
          </table:table-cell>
          <table:table-cell table:style-name="ce1" office:value-type="string" calcext:value-type="string">
            <text:p>0xe04171</text:p>
          </table:table-cell>
          <table:table-cell table:style-name="ce1" table:formula="of:=COM.MICROSOFT.CONCAT(&quot;RaspberryPi &quot;;[.E67];&quot; (&quot;;[.L67];&quot;)&quot;)" office:value-type="string" office:string-value="RaspberryPi 5 (0XE04171)" calcext:value-type="string">
            <text:p>RaspberryPi 5 (0XE04171)</text:p>
          </table:table-cell>
          <table:table-cell table:style-name="ce2" office:value-type="float" office:value="76" calcext:value-type="float">
            <text:p>76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2" office:value-type="string" calcext:value-type="string">
            <text:p>d04190</text:p>
          </table:table-cell>
          <table:table-cell table:style-name="ce16" table:formula="of:=HEX2DEC([.B68])" office:value-type="float" office:value="13648272" calcext:value-type="float">
            <text:p>13648272</text:p>
          </table:table-cell>
          <table:table-cell table:style-name="ce1" table:formula="of:=COM.MICROSOFT.CONCAT(&quot;0x&quot;;[.B68])" office:value-type="string" office:string-value="0xd04190" calcext:value-type="string">
            <text:p>0xd04190</text:p>
          </table:table-cell>
          <table:table-cell table:style-name="ce12" office:value-type="float" office:value="500" calcext:value-type="float">
            <text:p>500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8]&lt;&gt;[.M68];&quot;BAD&quot;;&quot;&quot;)">
            <text:p/>
          </table:table-cell>
          <table:table-cell table:style-name="ce1" office:value-type="string" calcext:value-type="string">
            <text:p>0XD04190</text:p>
          </table:table-cell>
          <table:table-cell table:style-name="ce1" office:value-type="string" calcext:value-type="string">
            <text:p>0xd04190</text:p>
          </table:table-cell>
          <table:table-cell table:style-name="ce1" table:formula="of:=COM.MICROSOFT.CONCAT(&quot;RaspberryPi &quot;;[.E68];&quot; (&quot;;[.L68];&quot;)&quot;)" office:value-type="string" office:string-value="RaspberryPi 500 (0XD04190)" calcext:value-type="string">
            <text:p>RaspberryPi 500 (0XD04190)</text:p>
          </table:table-cell>
          <table:table-cell table:style-name="ce2" office:value-type="float" office:value="77" calcext:value-type="float">
            <text:p>77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2" office:value-type="string" calcext:value-type="string">
            <text:p>b04180</text:p>
          </table:table-cell>
          <table:table-cell table:style-name="ce16" table:formula="of:=HEX2DEC([.B69])" office:value-type="float" office:value="11551104" calcext:value-type="float">
            <text:p>11551104</text:p>
          </table:table-cell>
          <table:table-cell table:style-name="ce1" table:formula="of:=COM.MICROSOFT.CONCAT(&quot;0x&quot;;[.B69])" office:value-type="string" office:string-value="0xb04180" calcext:value-type="string">
            <text:p>0xb04180</text:p>
          </table:table-cell>
          <table:table-cell table:style-name="ce12" office:value-type="string" calcext:value-type="string">
            <text:p>CM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69]&lt;&gt;[.M69];&quot;BAD&quot;;&quot;&quot;)">
            <text:p/>
          </table:table-cell>
          <table:table-cell table:style-name="ce1" office:value-type="string" calcext:value-type="string">
            <text:p>0XB04180</text:p>
          </table:table-cell>
          <table:table-cell table:style-name="ce1" office:value-type="string" calcext:value-type="string">
            <text:p>0xb04180</text:p>
          </table:table-cell>
          <table:table-cell table:style-name="ce1" table:formula="of:=COM.MICROSOFT.CONCAT(&quot;RaspberryPi &quot;;[.E69];&quot; (&quot;;[.L69];&quot;)&quot;)" office:value-type="string" office:string-value="RaspberryPi CM5 (0XB04180)" calcext:value-type="string">
            <text:p>RaspberryPi CM5 (0XB04180)</text:p>
          </table:table-cell>
          <table:table-cell table:style-name="ce2" office:value-type="float" office:value="78" calcext:value-type="float">
            <text:p>78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2" office:value-type="string" calcext:value-type="string">
            <text:p>c04180</text:p>
          </table:table-cell>
          <table:table-cell table:style-name="ce16" table:formula="of:=HEX2DEC([.B70])" office:value-type="float" office:value="12599680" calcext:value-type="float">
            <text:p>12599680</text:p>
          </table:table-cell>
          <table:table-cell table:style-name="ce1" table:formula="of:=COM.MICROSOFT.CONCAT(&quot;0x&quot;;[.B70])" office:value-type="string" office:string-value="0xc04180" calcext:value-type="string">
            <text:p>0xc04180</text:p>
          </table:table-cell>
          <table:table-cell table:style-name="ce12" office:value-type="string" calcext:value-type="string">
            <text:p>CM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70]&lt;&gt;[.M70];&quot;BAD&quot;;&quot;&quot;)">
            <text:p/>
          </table:table-cell>
          <table:table-cell table:style-name="ce1" office:value-type="string" calcext:value-type="string">
            <text:p>0XC04180</text:p>
          </table:table-cell>
          <table:table-cell table:style-name="ce1" office:value-type="string" calcext:value-type="string">
            <text:p>0xc04180</text:p>
          </table:table-cell>
          <table:table-cell table:style-name="ce1" table:formula="of:=COM.MICROSOFT.CONCAT(&quot;RaspberryPi &quot;;[.E70];&quot; (&quot;;[.L70];&quot;)&quot;)" office:value-type="string" office:string-value="RaspberryPi CM5 (0XC04180)" calcext:value-type="string">
            <text:p>RaspberryPi CM5 (0XC04180)</text:p>
          </table:table-cell>
          <table:table-cell table:style-name="ce2" office:value-type="float" office:value="79" calcext:value-type="float">
            <text:p>79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2" office:value-type="string" calcext:value-type="string">
            <text:p>d04180</text:p>
          </table:table-cell>
          <table:table-cell table:style-name="ce16" table:formula="of:=HEX2DEC([.B71])" office:value-type="float" office:value="13648256" calcext:value-type="float">
            <text:p>13648256</text:p>
          </table:table-cell>
          <table:table-cell table:style-name="ce1" table:formula="of:=COM.MICROSOFT.CONCAT(&quot;0x&quot;;[.B71])" office:value-type="string" office:string-value="0xd04180" calcext:value-type="string">
            <text:p>0xd04180</text:p>
          </table:table-cell>
          <table:table-cell table:style-name="ce12" office:value-type="string" calcext:value-type="string">
            <text:p>CM5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71]&lt;&gt;[.M71];&quot;BAD&quot;;&quot;&quot;)">
            <text:p/>
          </table:table-cell>
          <table:table-cell table:style-name="ce1" office:value-type="string" calcext:value-type="string">
            <text:p>0XD04180</text:p>
          </table:table-cell>
          <table:table-cell table:style-name="ce1" office:value-type="string" calcext:value-type="string">
            <text:p>0xd04180</text:p>
          </table:table-cell>
          <table:table-cell table:style-name="ce1" table:formula="of:=COM.MICROSOFT.CONCAT(&quot;RaspberryPi &quot;;[.E71];&quot; (&quot;;[.L71];&quot;)&quot;)" office:value-type="string" office:string-value="RaspberryPi CM5 (0XD04180)" calcext:value-type="string">
            <text:p>RaspberryPi CM5 (0XD04180)</text:p>
          </table:table-cell>
          <table:table-cell table:style-name="ce2" office:value-type="float" office:value="80" calcext:value-type="float">
            <text:p>80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2" office:value-type="string" calcext:value-type="string">
            <text:p>b041a0</text:p>
          </table:table-cell>
          <table:table-cell table:style-name="ce16" table:formula="of:=HEX2DEC([.B72])" office:value-type="float" office:value="11551136" calcext:value-type="float">
            <text:p>11551136</text:p>
          </table:table-cell>
          <table:table-cell table:style-name="ce1" table:formula="of:=COM.MICROSOFT.CONCAT(&quot;0x&quot;;[.B72])" office:value-type="string" office:string-value="0xb041a0" calcext:value-type="string">
            <text:p>0xb041a0</text:p>
          </table:table-cell>
          <table:table-cell table:style-name="ce12" office:value-type="string" calcext:value-type="string">
            <text:p>CM5 Lite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2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72]&lt;&gt;[.M72];&quot;BAD&quot;;&quot;&quot;)">
            <text:p/>
          </table:table-cell>
          <table:table-cell table:style-name="ce1" office:value-type="string" calcext:value-type="string">
            <text:p>0XB041A0</text:p>
          </table:table-cell>
          <table:table-cell table:style-name="ce1" office:value-type="string" calcext:value-type="string">
            <text:p>0xb041a0</text:p>
          </table:table-cell>
          <table:table-cell table:style-name="ce1" table:formula="of:=COM.MICROSOFT.CONCAT(&quot;RaspberryPi &quot;;[.E72];&quot; (&quot;;[.L72];&quot;)&quot;)" office:value-type="string" office:string-value="RaspberryPi CM5 Lite (0XB041A0)" calcext:value-type="string">
            <text:p>RaspberryPi CM5 Lite (0XB041A0)</text:p>
          </table:table-cell>
          <table:table-cell table:style-name="ce2" office:value-type="float" office:value="81" calcext:value-type="float">
            <text:p>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2" office:value-type="string" calcext:value-type="string">
            <text:p>c041a0</text:p>
          </table:table-cell>
          <table:table-cell table:style-name="ce16" table:formula="of:=HEX2DEC([.B73])" office:value-type="float" office:value="12599712" calcext:value-type="float">
            <text:p>12599712</text:p>
          </table:table-cell>
          <table:table-cell table:style-name="ce1" table:formula="of:=COM.MICROSOFT.CONCAT(&quot;0x&quot;;[.B73])" office:value-type="string" office:string-value="0xc041a0" calcext:value-type="string">
            <text:p>0xc041a0</text:p>
          </table:table-cell>
          <table:table-cell table:style-name="ce12" office:value-type="string" calcext:value-type="string">
            <text:p>CM5 Lite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4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73]&lt;&gt;[.M73];&quot;BAD&quot;;&quot;&quot;)">
            <text:p/>
          </table:table-cell>
          <table:table-cell table:style-name="ce1" office:value-type="string" calcext:value-type="string">
            <text:p>0XC041A0</text:p>
          </table:table-cell>
          <table:table-cell table:style-name="ce1" office:value-type="string" calcext:value-type="string">
            <text:p>0xc041a0</text:p>
          </table:table-cell>
          <table:table-cell table:style-name="ce1" table:formula="of:=COM.MICROSOFT.CONCAT(&quot;RaspberryPi &quot;;[.E73];&quot; (&quot;;[.L73];&quot;)&quot;)" office:value-type="string" office:string-value="RaspberryPi CM5 Lite (0XC041A0)" calcext:value-type="string">
            <text:p>RaspberryPi CM5 Lite (0XC041A0)</text:p>
          </table:table-cell>
          <table:table-cell table:style-name="ce2" office:value-type="float" office:value="82" calcext:value-type="float">
            <text:p>8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2" office:value-type="string" calcext:value-type="string">
            <text:p>d041a0</text:p>
          </table:table-cell>
          <table:table-cell table:style-name="ce16" table:formula="of:=HEX2DEC([.B74])" office:value-type="float" office:value="13648288" calcext:value-type="float">
            <text:p>13648288</text:p>
          </table:table-cell>
          <table:table-cell table:style-name="ce1" table:formula="of:=COM.MICROSOFT.CONCAT(&quot;0x&quot;;[.B74])" office:value-type="string" office:string-value="0xd041a0" calcext:value-type="string">
            <text:p>0xd041a0</text:p>
          </table:table-cell>
          <table:table-cell table:style-name="ce12" office:value-type="string" calcext:value-type="string">
            <text:p>CM5 Lite</text:p>
          </table:table-cell>
          <table: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8GB</text:p>
          </table:table-cell>
          <table:table-cell table:style-name="ce1" office:value-type="string" calcext:value-type="string">
            <text:p>Sony U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D74]&lt;&gt;[.M74];&quot;BAD&quot;;&quot;&quot;)">
            <text:p/>
          </table:table-cell>
          <table:table-cell table:style-name="ce1" office:value-type="string" calcext:value-type="string">
            <text:p>0XD041A0</text:p>
          </table:table-cell>
          <table:table-cell table:style-name="ce1" office:value-type="string" calcext:value-type="string">
            <text:p>0xd041a0</text:p>
          </table:table-cell>
          <table:table-cell table:style-name="ce1" table:formula="of:=COM.MICROSOFT.CONCAT(&quot;RaspberryPi &quot;;[.E74];&quot; (&quot;;[.L74];&quot;)&quot;)" office:value-type="string" office:string-value="RaspberryPi CM5 Lite (0XD041A0)" calcext:value-type="string">
            <text:p>RaspberryPi CM5 Lite (0XD041A0)</text:p>
          </table:table-cell>
          <table:table-cell table:style-name="ce2" office:value-type="float" office:value="83" calcext:value-type="float">
            <text:p>83</text:p>
          </table:table-cell>
          <table:table-cell table:style-name="ce1" table:number-columns-repeated="4"/>
        </table:table-row>
        <table:table-row table:style-name="ro1" table:number-rows-repeated="43">
          <table:table-cell/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104845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vision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oard_id</text:p>
          </table:table-cell>
          <table:table-cell office:value-type="string" calcext:value-type="string">
            <text:p>revi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37217" calcext:value-type="float">
            <text:p>94372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37234" calcext:value-type="float">
            <text:p>94372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89920" calcext:value-type="float">
            <text:p>104899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89921" calcext:value-type="float">
            <text:p>104899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20993" calcext:value-type="float">
            <text:p>106209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25090" calcext:value-type="float">
            <text:p>106250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7330" calcext:value-type="float">
            <text:p>94373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37331" calcext:value-type="float">
            <text:p>94373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68403" calcext:value-type="float">
            <text:p>95684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37377" calcext:value-type="float">
            <text:p>94373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94082" calcext:value-type="float">
            <text:p>10494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94112" calcext:value-type="float">
            <text:p>104941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25154" calcext:value-type="float">
            <text:p>10625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90690" calcext:value-type="float">
            <text:p>106906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94163" calcext:value-type="float">
            <text:p>104941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45600" calcext:value-type="float">
            <text:p>9445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68402" calcext:value-type="float">
            <text:p>95684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821762" calcext:value-type="float">
            <text:p>108217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25184" calcext:value-type="float">
            <text:p>106251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625155" calcext:value-type="float">
            <text:p>106251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37281" calcext:value-type="float">
            <text:p>94372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94018" calcext:value-type="float">
            <text:p>10494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98321" calcext:value-type="float">
            <text:p>104983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46897" calcext:value-type="float">
            <text:p>115468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95473" calcext:value-type="float">
            <text:p>12595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595474" calcext:value-type="float">
            <text:p>125954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45601" calcext:value-type="float">
            <text:p>94456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94164" calcext:value-type="float">
            <text:p>10494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546898" calcext:value-type="float">
            <text:p>115468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46900" calcext:value-type="float">
            <text:p>115469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546901" calcext:value-type="float">
            <text:p>115469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595476" calcext:value-type="float">
            <text:p>12595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95477" calcext:value-type="float">
            <text:p>125954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44052" calcext:value-type="float">
            <text:p>13644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44053" calcext:value-type="float">
            <text:p>136440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45664" calcext:value-type="float">
            <text:p>94456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94208" calcext:value-type="float">
            <text:p>104942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98368" calcext:value-type="float">
            <text:p>104983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546944" calcext:value-type="float">
            <text:p>115469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95520" calcext:value-type="float">
            <text:p>125955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44096" calcext:value-type="float">
            <text:p>136440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595504" calcext:value-type="float">
            <text:p>12595504</text:p>
          </table:table-cell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1551088" calcext:value-type="float">
            <text:p>11551088</text:p>
          </table:table-cell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1551089" calcext:value-type="float">
            <text:p>11551089</text:p>
          </table:table-cell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2599664" calcext:value-type="float">
            <text:p>12599664</text:p>
          </table:table-cell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599665" calcext:value-type="float">
            <text:p>12599665</text:p>
          </table:table-cell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13648240" calcext:value-type="float">
            <text:p>13648240</text:p>
          </table:table-cell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3648241" calcext:value-type="float">
            <text:p>13648241</text:p>
          </table:table-cell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14696817" calcext:value-type="float">
            <text:p>14696817</text:p>
          </table:table-cell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3648272" calcext:value-type="float">
            <text:p>13648272</text:p>
          </table:table-cell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1551104" calcext:value-type="float">
            <text:p>11551104</text:p>
          </table:table-cell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12599680" calcext:value-type="float">
            <text:p>12599680</text:p>
          </table:table-cell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3648256" calcext:value-type="float">
            <text:p>13648256</text:p>
          </table:table-cell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1551136" calcext:value-type="float">
            <text:p>11551136</text:p>
          </table:table-cell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12599712" calcext:value-type="float">
            <text:p>12599712</text:p>
          </table:table-cell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3648288" calcext:value-type="float">
            <text:p>13648288</text:p>
          </table:table-cell>
        </table:table-row>
      </table:table>
      <table:table table:name="revision_2" table:style-name="ta1">
        <table:table-column table:style-name="co3" table:number-columns-repeated="2" table:default-cell-style-name="ce20"/>
        <table:table-row table:style-name="ro1">
          <table:table-cell table:style-name="ce19" office:value-type="string" calcext:value-type="string">
            <text:p>board_id</text:p>
          </table:table-cell>
          <table:table-cell table:style-name="ce19" office:value-type="string" calcext:value-type="string">
            <text:p>revisi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51088" calcext:value-type="float">
            <text:p>115510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551089" calcext:value-type="float">
            <text:p>115510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599664" calcext:value-type="float">
            <text:p>12599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599665" calcext:value-type="float">
            <text:p>125996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48240" calcext:value-type="float">
            <text:p>136482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648241" calcext:value-type="float">
            <text:p>136482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696817" calcext:value-type="float">
            <text:p>146968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648272" calcext:value-type="float">
            <text:p>136482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551104" calcext:value-type="float">
            <text:p>115511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599680" calcext:value-type="float">
            <text:p>125996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48256" calcext:value-type="float">
            <text:p>136482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551136" calcext:value-type="float">
            <text:p>115511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599712" calcext:value-type="float">
            <text:p>125997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648288" calcext:value-type="float">
            <text:p>13648288</text:p>
          </table:table-cell>
        </table:table-row>
      </table:table>
      <table:table table:name="boar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pcb_revision</text:p>
          </table:table-cell>
          <table:table-cell office:value-type="string" calcext:value-type="string">
            <text:p>board_model_id</text:p>
          </table:table-cell>
          <table:table-cell office:value-type="string" calcext:value-type="string">
            <text:p>gpio_id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default_i2c_id</text:p>
          </table:table-cell>
          <table:table-cell office:value-type="string" calcext:value-type="string">
            <text:p>default_spi_id</text:p>
          </table:table-cell>
          <table:table-cell office:value-type="string" calcext:value-type="string">
            <text:p>default_uart_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spberryPi B (0x000002)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Pi B (0x000003)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Pi B (0x000004)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pberryPi B (0x000005)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Pi B (0x000006)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spberryPi A (0x000007)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spberryPi A (0x000008)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Pi A (0x000009)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spberryPi B (0x00000D)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berryPi B (0x00000E)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spberryPi B (0x00000F)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spberryPi B+ (0x000010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pberryPi Compute Module (0x000011)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spberryPi A+ (0x000012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spberryPi B+ (0x000013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spberryPi Compute Module (0x000014)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spberryPi A+ (0x000015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spberryPi A+ (0x900021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spberryPi B+ (0x900032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spberryPi 2B (0xA0104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spberryPi 2B (0xA01041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spberryPi 2B (0xA21041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spberryPi 2B (0xA22042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spberryPi Zero (0x900092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spberryPi Zero (0x900093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spberryPi Zero (0x920093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spberryPi Zero Wifi (0x9000C1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spberryPi 3B (0xA02082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spberryPi Compute Module 3 (0xA020A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spberryPi 3B (0xA22082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spberryPi 3B (0xA32082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noPi Ne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anoPi Neo Ai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anoPi M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noPi M1+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noPi Neo 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noPi Neo+ 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noPi Neo Cor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anoPi Neo Core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noPi Neo Core Mini Shiel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anoPi Neo Core2 Mini Shiel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spberryPi 3B+ (0xA020D3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spberryPi 3A+ (0x9020E0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spberryPi Zero (0x920092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spberryPi 3B (0xA52082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anoPi Duo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spberryPi Compute Module 3 (0xA220A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spberryPi 3B (0xA22083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spberryPi Compute Module (0x900061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spberryPi 2B (0xA02042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pberryPi 4B (0xA03111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spberryPi 4B (0xB03111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spberryPi 4B (0xC03111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spberryPi 4B (0xC03112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spberryPi 3A+ (0x9020E1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spberryPi 3B+ (0xA020D4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spberryPi 4B (0xB03112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spberryPi 4B (0xB03114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spberryPi 4B (0xB03115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spberryPi 4B (0xC03114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spberryPi 4B (0xC03115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spberryPi 4B (0xD03114)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spberryPi 4B (0xD03115)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spberryPi Zero 2 W (0x902120)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.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spberryPi Compute Module 3+ (0xA02100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spberryPi Compute Module 4 (0xA02100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spberryPi Compute Module 4 (0xB03140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spberryPi Compute Module 4 (0xC03140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spberryPi Compute Module 4 (0xD03140)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spberryPi 400 (0XC03130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.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RaspberryPi 5 (0XB04170)</text:p>
          </table:table-cell>
          <table:table-cell table:style-name="ce18" office:value-type="float" office:value="2048" calcext:value-type="float">
            <text:p>2048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RaspberryPi 5 (0XB04171)</text:p>
          </table:table-cell>
          <table:table-cell table:style-name="ce18" office:value-type="float" office:value="2048" calcext:value-type="float">
            <text:p>2048</text:p>
          </table:table-cell>
          <table:table-cell table:style-name="ce21" office:value-type="string" calcext:value-type="string">
            <text:p>1.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18" office:value-type="string" calcext:value-type="string">
            <text:p>RaspberryPi 5 (0XC04170)</text:p>
          </table:table-cell>
          <table:table-cell table:style-name="ce18" office:value-type="float" office:value="4096" calcext:value-type="float">
            <text:p>4096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RaspberryPi 5 (0XC04171)</text:p>
          </table:table-cell>
          <table:table-cell table:style-name="ce18" office:value-type="float" office:value="4096" calcext:value-type="float">
            <text:p>4096</text:p>
          </table:table-cell>
          <table:table-cell table:style-name="ce21" office:value-type="string" calcext:value-type="string">
            <text:p>1.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18" office:value-type="string" calcext:value-type="string">
            <text:p>RaspberryPi 5 (0XD04170)</text:p>
          </table:table-cell>
          <table:table-cell table:style-name="ce18" office:value-type="float" office:value="8192" calcext:value-type="float">
            <text:p>8192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RaspberryPi 5 (0XD04171)</text:p>
          </table:table-cell>
          <table:table-cell table:style-name="ce18" office:value-type="float" office:value="8192" calcext:value-type="float">
            <text:p>8192</text:p>
          </table:table-cell>
          <table:table-cell table:style-name="ce21" office:value-type="string" calcext:value-type="string">
            <text:p>1.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RaspberryPi 5 (0XE04171)</text:p>
          </table:table-cell>
          <table:table-cell table:style-name="ce18" office:value-type="float" office:value="16384" calcext:value-type="float">
            <text:p>16384</text:p>
          </table:table-cell>
          <table:table-cell table:style-name="ce21" office:value-type="string" calcext:value-type="string">
            <text:p>1.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RaspberryPi 500 (0XD04190)</text:p>
          </table:table-cell>
          <table:table-cell table:style-name="ce18" office:value-type="float" office:value="8192" calcext:value-type="float">
            <text:p>8192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RaspberryPi Compute Module 5 (0XB04180)</text:p>
          </table:table-cell>
          <table:table-cell table:style-name="ce18" office:value-type="float" office:value="2048" calcext:value-type="float">
            <text:p>2048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RaspberryPi Compute Module 5 (0XC04180)</text:p>
          </table:table-cell>
          <table:table-cell table:style-name="ce18" office:value-type="float" office:value="4096" calcext:value-type="float">
            <text:p>4096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RaspberryPi Compute Module 5 (0XD04180)</text:p>
          </table:table-cell>
          <table:table-cell table:style-name="ce18" office:value-type="float" office:value="8192" calcext:value-type="float">
            <text:p>8192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RaspberryPi Compute Module 5 Lite (0XB041A0)</text:p>
          </table:table-cell>
          <table:table-cell table:style-name="ce18" office:value-type="float" office:value="2048" calcext:value-type="float">
            <text:p>2048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RaspberryPi Compute Module 5 Lite (0XC041A0)</text:p>
          </table:table-cell>
          <table:table-cell table:style-name="ce18" office:value-type="float" office:value="4096" calcext:value-type="float">
            <text:p>4096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18" office:value-type="string" calcext:value-type="string">
            <text:p>RaspberryPi Compute Module 5 Lite (0XD041A0)</text:p>
          </table:table-cell>
          <table:table-cell table:style-name="ce18" office:value-type="float" office:value="8192" calcext:value-type="float">
            <text:p>8192</text:p>
          </table:table-cell>
          <table:table-cell table:style-name="ce21" office:value-type="string" calcext:value-type="string">
            <text:p>1.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oard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ram</text:p>
          </table:table-cell>
          <table:table-cell table:style-name="ce22" office:value-type="string" calcext:value-type="string">
            <text:p>pcb_revision</text:p>
          </table:table-cell>
          <table:table-cell table:style-name="ce19" office:value-type="string" calcext:value-type="string">
            <text:p>board_model_id</text:p>
          </table:table-cell>
          <table:table-cell table:style-name="ce19" office:value-type="string" calcext:value-type="string">
            <text:p>gpio_id</text:p>
          </table:table-cell>
          <table:table-cell table:style-name="ce19" office:value-type="string" calcext:value-type="string">
            <text:p>manufacturer_id</text:p>
          </table:table-cell>
          <table:table-cell table:style-name="ce19" office:value-type="string" calcext:value-type="string">
            <text:p>default_i2c_id</text:p>
          </table:table-cell>
          <table:table-cell table:style-name="ce19" office:value-type="string" calcext:value-type="string">
            <text:p>default_spi_id</text:p>
          </table:table-cell>
          <table:table-cell table:style-name="ce19" office:value-type="string" calcext:value-type="string">
            <text:p>default_uart_id</text:p>
          </table:table-cell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RaspberryPi 5 (0XB04170)</text:p>
          </table:table-cell>
          <table:table-cell table:style-name="ce20" office:value-type="float" office:value="2048" calcext:value-type="float">
            <text:p>2048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RaspberryPi 5 (0XB04171)</text:p>
          </table:table-cell>
          <table:table-cell table:style-name="ce20" office:value-type="float" office:value="2048" calcext:value-type="float">
            <text:p>2048</text:p>
          </table:table-cell>
          <table:table-cell table:style-name="ce23" office:value-type="string" calcext:value-type="string">
            <text:p>1.1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20" office:value-type="string" calcext:value-type="string">
            <text:p>RaspberryPi 5 (0XC04170)</text:p>
          </table:table-cell>
          <table:table-cell table:style-name="ce20" office:value-type="float" office:value="4096" calcext:value-type="float">
            <text:p>4096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20" office:value-type="string" calcext:value-type="string">
            <text:p>RaspberryPi 5 (0XC04171)</text:p>
          </table:table-cell>
          <table:table-cell table:style-name="ce20" office:value-type="float" office:value="4096" calcext:value-type="float">
            <text:p>4096</text:p>
          </table:table-cell>
          <table:table-cell table:style-name="ce23" office:value-type="string" calcext:value-type="string">
            <text:p>1.1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20" office:value-type="string" calcext:value-type="string">
            <text:p>RaspberryPi 5 (0XD04170)</text:p>
          </table:table-cell>
          <table:table-cell table:style-name="ce20" office:value-type="float" office:value="8192" calcext:value-type="float">
            <text:p>8192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20" office:value-type="string" calcext:value-type="string">
            <text:p>RaspberryPi 5 (0XD04171)</text:p>
          </table:table-cell>
          <table:table-cell table:style-name="ce20" office:value-type="float" office:value="8192" calcext:value-type="float">
            <text:p>8192</text:p>
          </table:table-cell>
          <table:table-cell table:style-name="ce23" office:value-type="string" calcext:value-type="string">
            <text:p>1.1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20" office:value-type="string" calcext:value-type="string">
            <text:p>RaspberryPi 5 (0XE04171)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23" office:value-type="string" calcext:value-type="string">
            <text:p>1.1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20" office:value-type="string" calcext:value-type="string">
            <text:p>RaspberryPi 500 (0XD04190)</text:p>
          </table:table-cell>
          <table:table-cell table:style-name="ce20" office:value-type="float" office:value="8192" calcext:value-type="float">
            <text:p>8192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20" office:value-type="string" calcext:value-type="string">
            <text:p>RaspberryPi Compute Module 5 (0XB04180)</text:p>
          </table:table-cell>
          <table:table-cell table:style-name="ce20" office:value-type="float" office:value="2048" calcext:value-type="float">
            <text:p>2048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20" office:value-type="string" calcext:value-type="string">
            <text:p>RaspberryPi Compute Module 5 (0XC04180)</text:p>
          </table:table-cell>
          <table:table-cell table:style-name="ce20" office:value-type="float" office:value="4096" calcext:value-type="float">
            <text:p>4096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RaspberryPi Compute Module 5 (0XD04180)</text:p>
          </table:table-cell>
          <table:table-cell table:style-name="ce20" office:value-type="float" office:value="8192" calcext:value-type="float">
            <text:p>8192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20" office:value-type="string" calcext:value-type="string">
            <text:p>RaspberryPi Compute Module 5 Lite (0XB041A0)</text:p>
          </table:table-cell>
          <table:table-cell table:style-name="ce20" office:value-type="float" office:value="2048" calcext:value-type="float">
            <text:p>2048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20" office:value-type="string" calcext:value-type="string">
            <text:p>RaspberryPi Compute Module 5 Lite (0XC041A0)</text:p>
          </table:table-cell>
          <table:table-cell table:style-name="ce20" office:value-type="float" office:value="4096" calcext:value-type="float">
            <text:p>4096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20" office:value-type="string" calcext:value-type="string">
            <text:p>RaspberryPi Compute Module 5 Lite (0XD041A0)</text:p>
          </table:table-cell>
          <table:table-cell table:style-name="ce20" office:value-type="float" office:value="8192" calcext:value-type="float">
            <text:p>8192</text:p>
          </table:table-cell>
          <table:table-cell table:style-name="ce23" office:value-type="string" calcext:value-type="string">
            <text:p>1.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pi1" table:style-name="ta1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Qis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Qisda</text:p>
          </table:table-cell>
        </table:table-row>
        <table:table-row table:style-name="ro1">
          <table:table-cell office:value-type="string" calcext:value-type="string">
            <text:p>000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string" calcext:value-type="string">
            <text:p>000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string" calcext:value-type="string">
            <text:p>000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56MB/512MB</text:p>
          </table:table-cell>
          <table:table-cell office:value-type="string" calcext:value-type="string">
            <text:p>Embest</text:p>
          </table:table-cell>
        </table:table-row>
      </table:table>
      <table:table table:name="rpi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900021" calcext:value-type="float">
            <text:p>900021</text:p>
          </table:table-cell>
          <table:table-cell table:formula="of:=COM.MICROSOFT.CONCAT(&quot;0x&quot;;[.A2])" office:value-type="string" office:string-value="0x900021" calcext:value-type="string">
            <text:p>0x90002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32" calcext:value-type="float">
            <text:p>900032</text:p>
          </table:table-cell>
          <table:table-cell table:formula="of:=COM.MICROSOFT.CONCAT(&quot;0x&quot;;[.A3])" office:value-type="string" office:string-value="0x900032" calcext:value-type="string">
            <text:p>0x900032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40</text:p>
          </table:table-cell>
          <table:table-cell table:formula="of:=COM.MICROSOFT.CONCAT(&quot;0x&quot;;[.A4])" office:value-type="string" office:string-value="0xa01040" calcext:value-type="string">
            <text:p>0xa0104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41</text:p>
          </table:table-cell>
          <table:table-cell table:formula="of:=COM.MICROSOFT.CONCAT(&quot;0x&quot;;[.A5])" office:value-type="string" office:string-value="0xa01041" calcext:value-type="string">
            <text:p>0xa0104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041</text:p>
          </table:table-cell>
          <table:table-cell table:formula="of:=COM.MICROSOFT.CONCAT(&quot;0x&quot;;[.A6])" office:value-type="string" office:string-value="0xa21041" calcext:value-type="string">
            <text:p>0xa2104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42</text:p>
          </table:table-cell>
          <table:table-cell table:formula="of:=COM.MICROSOFT.CONCAT(&quot;0x&quot;;[.A7])" office:value-type="string" office:string-value="0xa02042" calcext:value-type="string">
            <text:p>0xa02042</text:p>
          </table:table-cell>
          <table:table-cell office:value-type="string" calcext:value-type="string">
            <text:p>2B (with BCM2837)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42</text:p>
          </table:table-cell>
          <table:table-cell table:formula="of:=COM.MICROSOFT.CONCAT(&quot;0x&quot;;[.A8])" office:value-type="string" office:string-value="0xa22042" calcext:value-type="string">
            <text:p>0xa22042</text:p>
          </table:table-cell>
          <table:table-cell office:value-type="string" calcext:value-type="string">
            <text:p>2B (with BCM2837)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61" calcext:value-type="float">
            <text:p>900061</text:p>
          </table:table-cell>
          <table:table-cell table:formula="of:=COM.MICROSOFT.CONCAT(&quot;0x&quot;;[.A9])" office:value-type="string" office:string-value="0x900061" calcext:value-type="string">
            <text:p>0x90006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82</text:p>
          </table:table-cell>
          <table:table-cell table:formula="of:=COM.MICROSOFT.CONCAT(&quot;0x&quot;;[.A10])" office:value-type="string" office:string-value="0xa02082" calcext:value-type="string">
            <text:p>0xa0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82</text:p>
          </table:table-cell>
          <table:table-cell table:formula="of:=COM.MICROSOFT.CONCAT(&quot;0x&quot;;[.A11])" office:value-type="string" office:string-value="0xa22082" calcext:value-type="string">
            <text:p>0xa2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082</text:p>
          </table:table-cell>
          <table:table-cell table:formula="of:=COM.MICROSOFT.CONCAT(&quot;0x&quot;;[.A12])" office:value-type="string" office:string-value="0xa32082" calcext:value-type="string">
            <text:p>0xa3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082</text:p>
          </table:table-cell>
          <table:table-cell table:formula="of:=COM.MICROSOFT.CONCAT(&quot;0x&quot;;[.A13])" office:value-type="string" office:string-value="0xa52082" calcext:value-type="string">
            <text:p>0xa5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83</text:p>
          </table:table-cell>
          <table:table-cell table:formula="of:=COM.MICROSOFT.CONCAT(&quot;0x&quot;;[.A14])" office:value-type="string" office:string-value="0xa22083" calcext:value-type="string">
            <text:p>0xa220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92" calcext:value-type="float">
            <text:p>900092</text:p>
          </table:table-cell>
          <table:table-cell table:formula="of:=COM.MICROSOFT.CONCAT(&quot;0x&quot;;[.A15])" office:value-type="string" office:string-value="0x900092" calcext:value-type="string">
            <text:p>0x90009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092" calcext:value-type="float">
            <text:p>920092</text:p>
          </table:table-cell>
          <table:table-cell table:formula="of:=COM.MICROSOFT.CONCAT(&quot;0x&quot;;[.A16])" office:value-type="string" office:string-value="0x920092" calcext:value-type="string">
            <text:p>0x92009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93" calcext:value-type="float">
            <text:p>900093</text:p>
          </table:table-cell>
          <table:table-cell table:formula="of:=COM.MICROSOFT.CONCAT(&quot;0x&quot;;[.A17])" office:value-type="string" office:string-value="0x900093" calcext:value-type="string">
            <text:p>0x900093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093" calcext:value-type="float">
            <text:p>920093</text:p>
          </table:table-cell>
          <table:table-cell table:formula="of:=COM.MICROSOFT.CONCAT(&quot;0x&quot;;[.A18])" office:value-type="string" office:string-value="0x920093" calcext:value-type="string">
            <text:p>0x920093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a0</text:p>
          </table:table-cell>
          <table:table-cell table:formula="of:=COM.MICROSOFT.CONCAT(&quot;0x&quot;;[.A19])" office:value-type="string" office:string-value="0xa020a0" calcext:value-type="string">
            <text:p>0xa020a0</text:p>
          </table:table-cell>
          <table:table-cell office:value-type="string" calcext:value-type="string">
            <text:p>CM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a0</text:p>
          </table:table-cell>
          <table:table-cell table:formula="of:=COM.MICROSOFT.CONCAT(&quot;0x&quot;;[.A20])" office:value-type="string" office:string-value="0xa220a0" calcext:value-type="string">
            <text:p>0xa220a0</text:p>
          </table:table-cell>
          <table:table-cell office:value-type="string" calcext:value-type="string">
            <text:p>CM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00c1</text:p>
          </table:table-cell>
          <table:table-cell table:formula="of:=COM.MICROSOFT.CONCAT(&quot;0x&quot;;[.A21])" office:value-type="string" office:string-value="0x9000c1" calcext:value-type="string">
            <text:p>0x9000c1</text:p>
          </table:table-cell>
          <table:table-cell office:value-type="string" calcext:value-type="string">
            <text:p>Zero W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d3</text:p>
          </table:table-cell>
          <table:table-cell table:formula="of:=COM.MICROSOFT.CONCAT(&quot;0x&quot;;[.A22])" office:value-type="string" office:string-value="0xa020d3" calcext:value-type="string">
            <text:p>0xa020d3</text:p>
          </table:table-cell>
          <table:table-cell office:value-type="string" calcext:value-type="string">
            <text:p>3B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d4</text:p>
          </table:table-cell>
          <table:table-cell table:formula="of:=COM.MICROSOFT.CONCAT(&quot;0x&quot;;[.A23])" office:value-type="string" office:string-value="0xa020d4" calcext:value-type="string">
            <text:p>0xa020d4</text:p>
          </table:table-cell>
          <table:table-cell office:value-type="string" calcext:value-type="string">
            <text:p>3B+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9020e0</text:p>
          </table:table-cell>
          <table:table-cell table:formula="of:=COM.MICROSOFT.CONCAT(&quot;0x&quot;;[.A24])" office:value-type="string" office:string-value="0x9020e0" calcext:value-type="string">
            <text:p>0x9020e0</text:p>
          </table:table-cell>
          <table:table-cell office:value-type="string" calcext:value-type="string">
            <text:p>3A+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9020e1</text:p>
          </table:table-cell>
          <table:table-cell table:formula="of:=COM.MICROSOFT.CONCAT(&quot;0x&quot;;[.A25])" office:value-type="string" office:string-value="0x9020e1" calcext:value-type="string">
            <text:p>0x9020e1</text:p>
          </table:table-cell>
          <table:table-cell office:value-type="string" calcext:value-type="string">
            <text:p>3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100</text:p>
          </table:table-cell>
          <table:table-cell table:formula="of:=COM.MICROSOFT.CONCAT(&quot;0x&quot;;[.A26])" office:value-type="string" office:string-value="0xa02100" calcext:value-type="string">
            <text:p>0xa02100</text:p>
          </table:table-cell>
          <table:table-cell office:value-type="string" calcext:value-type="string">
            <text:p>CM3+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3111</text:p>
          </table:table-cell>
          <table:table-cell table:formula="of:=COM.MICROSOFT.CONCAT(&quot;0x&quot;;[.A27])" office:value-type="string" office:string-value="0xa03111" calcext:value-type="string">
            <text:p>0xa031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1</text:p>
          </table:table-cell>
          <table:table-cell table:formula="of:=COM.MICROSOFT.CONCAT(&quot;0x&quot;;[.A28])" office:value-type="string" office:string-value="0xb03111" calcext:value-type="string">
            <text:p>0xb031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1</text:p>
          </table:table-cell>
          <table:table-cell table:formula="of:=COM.MICROSOFT.CONCAT(&quot;0x&quot;;[.A29])" office:value-type="string" office:string-value="0xc03111" calcext:value-type="string">
            <text:p>0xc031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2</text:p>
          </table:table-cell>
          <table:table-cell table:formula="of:=COM.MICROSOFT.CONCAT(&quot;0x&quot;;[.A30])" office:value-type="string" office:string-value="0xb03112" calcext:value-type="string">
            <text:p>0xb0311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2</text:p>
          </table:table-cell>
          <table:table-cell table:formula="of:=COM.MICROSOFT.CONCAT(&quot;0x&quot;;[.A31])" office:value-type="string" office:string-value="0xc03112" calcext:value-type="string">
            <text:p>0xc0311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4</text:p>
          </table:table-cell>
          <table:table-cell table:formula="of:=COM.MICROSOFT.CONCAT(&quot;0x&quot;;[.A32])" office:value-type="string" office:string-value="0xb03114" calcext:value-type="string">
            <text:p>0xb0311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4</text:p>
          </table:table-cell>
          <table:table-cell table:formula="of:=COM.MICROSOFT.CONCAT(&quot;0x&quot;;[.A33])" office:value-type="string" office:string-value="0xc03114" calcext:value-type="string">
            <text:p>0xc0311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114</text:p>
          </table:table-cell>
          <table:table-cell table:formula="of:=COM.MICROSOFT.CONCAT(&quot;0x&quot;;[.A34])" office:value-type="string" office:string-value="0xd03114" calcext:value-type="string">
            <text:p>0xd0311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5</text:p>
          </table:table-cell>
          <table:table-cell table:formula="of:=COM.MICROSOFT.CONCAT(&quot;0x&quot;;[.A35])" office:value-type="string" office:string-value="0xb03115" calcext:value-type="string">
            <text:p>0xb0311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5</text:p>
          </table:table-cell>
          <table:table-cell table:formula="of:=COM.MICROSOFT.CONCAT(&quot;0x&quot;;[.A36])" office:value-type="string" office:string-value="0xc03115" calcext:value-type="string">
            <text:p>0xc0311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115</text:p>
          </table:table-cell>
          <table:table-cell table:formula="of:=COM.MICROSOFT.CONCAT(&quot;0x&quot;;[.A37])" office:value-type="string" office:string-value="0xd03115" calcext:value-type="string">
            <text:p>0xd0311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120" calcext:value-type="float">
            <text:p>902120</text:p>
          </table:table-cell>
          <table:table-cell table:formula="of:=COM.MICROSOFT.CONCAT(&quot;0x&quot;;[.A38])" office:value-type="string" office:string-value="0x902120" calcext:value-type="string">
            <text:p>0x902120</text:p>
          </table:table-cell>
          <table:table-cell office:value-type="string" calcext:value-type="string">
            <text:p>Zero 2 W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30</text:p>
          </table:table-cell>
          <table:table-cell table:formula="of:=COM.MICROSOFT.CONCAT(&quot;0x&quot;;[.A39])" office:value-type="string" office:string-value="0xc03130" calcext:value-type="string">
            <text:p>0xc031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3140</text:p>
          </table:table-cell>
          <table:table-cell table:formula="of:=COM.MICROSOFT.CONCAT(&quot;0x&quot;;[.A40])" office:value-type="string" office:string-value="0xa03140" calcext:value-type="string">
            <text:p>0xa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40</text:p>
          </table:table-cell>
          <table:table-cell table:formula="of:=COM.MICROSOFT.CONCAT(&quot;0x&quot;;[.A41])" office:value-type="string" office:string-value="0xb03140" calcext:value-type="string">
            <text:p>0xb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40</text:p>
          </table:table-cell>
          <table:table-cell table:formula="of:=COM.MICROSOFT.CONCAT(&quot;0x&quot;;[.A42])" office:value-type="string" office:string-value="0xc03140" calcext:value-type="string">
            <text:p>0xc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140</text:p>
          </table:table-cell>
          <table:table-cell table:formula="of:=COM.MICROSOFT.CONCAT(&quot;0x&quot;;[.A43])" office:value-type="string" office:string-value="0xd03140" calcext:value-type="string">
            <text:p>0xd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70</text:p>
          </table:table-cell>
          <table:table-cell table:formula="of:=COM.MICROSOFT.CONCAT(&quot;0x&quot;;[.A44])" office:value-type="string" office:string-value="0xb04170" calcext:value-type="string">
            <text:p>0xb04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70</text:p>
          </table:table-cell>
          <table:table-cell table:formula="of:=COM.MICROSOFT.CONCAT(&quot;0x&quot;;[.A45])" office:value-type="string" office:string-value="0xc04170" calcext:value-type="string">
            <text:p>0xc04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70</text:p>
          </table:table-cell>
          <table:table-cell table:formula="of:=COM.MICROSOFT.CONCAT(&quot;0x&quot;;[.A46])" office:value-type="string" office:string-value="0xd04170" calcext:value-type="string">
            <text:p>0xd04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71</text:p>
          </table:table-cell>
          <table:table-cell table:formula="of:=COM.MICROSOFT.CONCAT(&quot;0x&quot;;[.A47])" office:value-type="string" office:string-value="0xb04171" calcext:value-type="string">
            <text:p>0xb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71</text:p>
          </table:table-cell>
          <table:table-cell table:formula="of:=COM.MICROSOFT.CONCAT(&quot;0x&quot;;[.A48])" office:value-type="string" office:string-value="0xc04171" calcext:value-type="string">
            <text:p>0xc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71</text:p>
          </table:table-cell>
          <table:table-cell table:formula="of:=COM.MICROSOFT.CONCAT(&quot;0x&quot;;[.A49])" office:value-type="string" office:string-value="0xd04171" calcext:value-type="string">
            <text:p>0xd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171</text:p>
          </table:table-cell>
          <table:table-cell table:formula="of:=COM.MICROSOFT.CONCAT(&quot;0x&quot;;[.A50])" office:value-type="string" office:string-value="0xe04171" calcext:value-type="string">
            <text:p>0xe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80</text:p>
          </table:table-cell>
          <table:table-cell table:formula="of:=COM.MICROSOFT.CONCAT(&quot;0x&quot;;[.A51])" office:value-type="string" office:string-value="0xb04180" calcext:value-type="string">
            <text:p>0xb04180</text:p>
          </table:table-cell>
          <table:table-cell office:value-type="string" calcext:value-type="string">
            <text:p>CM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80</text:p>
          </table:table-cell>
          <table:table-cell table:formula="of:=COM.MICROSOFT.CONCAT(&quot;0x&quot;;[.A52])" office:value-type="string" office:string-value="0xc04180" calcext:value-type="string">
            <text:p>0xc04180</text:p>
          </table:table-cell>
          <table:table-cell office:value-type="string" calcext:value-type="string">
            <text:p>CM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80</text:p>
          </table:table-cell>
          <table:table-cell table:formula="of:=COM.MICROSOFT.CONCAT(&quot;0x&quot;;[.A53])" office:value-type="string" office:string-value="0xd04180" calcext:value-type="string">
            <text:p>0xd04180</text:p>
          </table:table-cell>
          <table:table-cell office:value-type="string" calcext:value-type="string">
            <text:p>CM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90</text:p>
          </table:table-cell>
          <table:table-cell table:formula="of:=COM.MICROSOFT.CONCAT(&quot;0x&quot;;[.A54])" office:value-type="string" office:string-value="0xd04190" calcext:value-type="string">
            <text:p>0xd041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a0</text:p>
          </table:table-cell>
          <table:table-cell table:formula="of:=COM.MICROSOFT.CONCAT(&quot;0x&quot;;[.A55])" office:value-type="string" office:string-value="0xb041a0" calcext:value-type="string">
            <text:p>0xb041a0</text:p>
          </table:table-cell>
          <table:table-cell office:value-type="string" calcext:value-type="string">
            <text:p>CM5 Li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a0</text:p>
          </table:table-cell>
          <table:table-cell table:formula="of:=COM.MICROSOFT.CONCAT(&quot;0x&quot;;[.A56])" office:value-type="string" office:string-value="0xc041a0" calcext:value-type="string">
            <text:p>0xc041a0</text:p>
          </table:table-cell>
          <table:table-cell office:value-type="string" calcext:value-type="string">
            <text:p>CM5 Li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a0</text:p>
          </table:table-cell>
          <table:table-cell table:formula="of:=COM.MICROSOFT.CONCAT(&quot;0x&quot;;[.A57])" office:value-type="string" office:string-value="0xd041a0" calcext:value-type="string">
            <text:p>0xd041a0</text:p>
          </table:table-cell>
          <table:table-cell office:value-type="string" calcext:value-type="string">
            <text:p>CM5 Li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duino_lis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g / revi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spberryPi B (0x000002)</text:p>
          </table:table-cell>
          <table:table-cell office:value-type="string" calcext:value-type="string">
            <text:p>0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Pi B (0x000003)</text:p>
          </table:table-cell>
          <table:table-cell office:value-type="string" calcext:value-type="string">
            <text:p>0X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Pi B (0x000004)</text:p>
          </table:table-cell>
          <table:table-cell office:value-type="string" calcext:value-type="string">
            <text:p>0X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pberryPi B (0x000005)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Pi B (0x000006)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spberryPi A (0x000007)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spberryPi A (0x000008)</text:p>
          </table:table-cell>
          <table:table-cell office:value-type="string" calcext:value-type="string">
            <text:p>0X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Pi A (0x000009)</text:p>
          </table:table-cell>
          <table:table-cell office:value-type="string" calcext:value-type="string">
            <text:p>0X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spberryPi B (0x00000D)</text:p>
          </table:table-cell>
          <table:table-cell office:value-type="string" calcext:value-type="string">
            <text:p>0X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berryPi B (0x00000E)</text:p>
          </table:table-cell>
          <table:table-cell office:value-type="string" calcext:value-type="string">
            <text:p>0X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spberryPi B (0x00000F)</text:p>
          </table:table-cell>
          <table:table-cell office:value-type="string" calcext:value-type="string">
            <text:p>0X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spberryPi B+ (0x000010)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pberryPi Compute Module (0x000011)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spberryPi A+ (0x000012)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spberryPi B+ (0x000013)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spberryPi Compute Module (0x000014)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spberryPi A+ (0x000015)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spberryPi A+ (0x900021)</text:p>
          </table:table-cell>
          <table:table-cell office:value-type="string" calcext:value-type="string">
            <text:p>0X900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spberryPi B+ (0x900032)</text:p>
          </table:table-cell>
          <table:table-cell office:value-type="string" calcext:value-type="string">
            <text:p>0X900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spberryPi 2B (0xA01040)</text:p>
          </table:table-cell>
          <table:table-cell office:value-type="string" calcext:value-type="string">
            <text:p>0XA010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spberryPi 2B (0xA01041)</text:p>
          </table:table-cell>
          <table:table-cell office:value-type="string" calcext:value-type="string">
            <text:p>0XA01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spberryPi 2B (0xA21041)</text:p>
          </table:table-cell>
          <table:table-cell office:value-type="string" calcext:value-type="string">
            <text:p>0XA21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spberryPi 2B (0xA22042)</text:p>
          </table:table-cell>
          <table:table-cell office:value-type="string" calcext:value-type="string">
            <text:p>0XA220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spberryPi Zero (0x900092)</text:p>
          </table:table-cell>
          <table:table-cell office:value-type="string" calcext:value-type="string">
            <text:p>0X9000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spberryPi Zero (0x900093)</text:p>
          </table:table-cell>
          <table:table-cell office:value-type="string" calcext:value-type="string">
            <text:p>0X9000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spberryPi Zero (0x920093)</text:p>
          </table:table-cell>
          <table:table-cell office:value-type="string" calcext:value-type="string">
            <text:p>0X9200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spberryPi Zero Wifi (0x9000C1)</text:p>
          </table:table-cell>
          <table:table-cell office:value-type="string" calcext:value-type="string">
            <text:p>0X9000C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spberryPi 3B (0xA02082)</text:p>
          </table:table-cell>
          <table:table-cell office:value-type="string" calcext:value-type="string">
            <text:p>0XA02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spberryPi Compute Module 3 (0xA020A0)</text:p>
          </table:table-cell>
          <table:table-cell office:value-type="string" calcext:value-type="string">
            <text:p>0XA020A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spberryPi 3B (0xA22082)</text:p>
          </table:table-cell>
          <table:table-cell office:value-type="string" calcext:value-type="string">
            <text:p>0XA22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spberryPi 3B (0xA32082)</text:p>
          </table:table-cell>
          <table:table-cell office:value-type="string" calcext:value-type="string">
            <text:p>0XA320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spberryPi 3B+ (0xA020D3)</text:p>
          </table:table-cell>
          <table:table-cell office:value-type="string" calcext:value-type="string">
            <text:p>0XA020D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spberryPi 3A+ (0x9020E0)</text:p>
          </table:table-cell>
          <table:table-cell office:value-type="string" calcext:value-type="string">
            <text:p>0X9020E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spberryPi Zero (0x920092)</text:p>
          </table:table-cell>
          <table:table-cell office:value-type="string" calcext:value-type="string">
            <text:p>0X9200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spberryPi 3B (0xA52082)</text:p>
          </table:table-cell>
          <table:table-cell office:value-type="string" calcext:value-type="string">
            <text:p>0XA520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spberryPi Compute Module 3 (0xA220A0)</text:p>
          </table:table-cell>
          <table:table-cell office:value-type="string" calcext:value-type="string">
            <text:p>0XA220A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spberryPi 3B (0xA22083)</text:p>
          </table:table-cell>
          <table:table-cell office:value-type="string" calcext:value-type="string">
            <text:p>0XA220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spberryPi Compute Module (0x900061)</text:p>
          </table:table-cell>
          <table:table-cell office:value-type="string" calcext:value-type="string">
            <text:p>0X9000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spberryPi 2B (0xA02042)</text:p>
          </table:table-cell>
          <table:table-cell office:value-type="string" calcext:value-type="string">
            <text:p>0XA02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pberryPi 4B (0xA03111)</text:p>
          </table:table-cell>
          <table:table-cell office:value-type="string" calcext:value-type="string">
            <text:p>0XA03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spberryPi 4B (0xB03111)</text:p>
          </table:table-cell>
          <table:table-cell office:value-type="string" calcext:value-type="string">
            <text:p>0XB031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spberryPi 4B (0xC03111)</text:p>
          </table:table-cell>
          <table:table-cell office:value-type="string" calcext:value-type="string">
            <text:p>0XC03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spberryPi 4B (0xC03112)</text:p>
          </table:table-cell>
          <table:table-cell office:value-type="string" calcext:value-type="string">
            <text:p>0XC031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spberryPi 3A+ (0x9020E1)</text:p>
          </table:table-cell>
          <table:table-cell office:value-type="string" calcext:value-type="string">
            <text:p>0X9020E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spberryPi 3B+ (0xA020D4)</text:p>
          </table:table-cell>
          <table:table-cell office:value-type="string" calcext:value-type="string">
            <text:p>0XA020D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spberryPi 4B (0xB03112)</text:p>
          </table:table-cell>
          <table:table-cell office:value-type="string" calcext:value-type="string">
            <text:p>0XB03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spberryPi 4B (0xB03114)</text:p>
          </table:table-cell>
          <table:table-cell office:value-type="string" calcext:value-type="string">
            <text:p>0XB03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spberryPi 4B (0xB03115)</text:p>
          </table:table-cell>
          <table:table-cell office:value-type="string" calcext:value-type="string">
            <text:p>0XB03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spberryPi 4B (0xC03114)</text:p>
          </table:table-cell>
          <table:table-cell office:value-type="string" calcext:value-type="string">
            <text:p>0XC03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spberryPi 4B (0xC03115)</text:p>
          </table:table-cell>
          <table:table-cell office:value-type="string" calcext:value-type="string">
            <text:p>0XC031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spberryPi 4B (0xD03114)</text:p>
          </table:table-cell>
          <table:table-cell office:value-type="string" calcext:value-type="string">
            <text:p>0XD031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spberryPi 4B (0xD03115)</text:p>
          </table:table-cell>
          <table:table-cell office:value-type="string" calcext:value-type="string">
            <text:p>0XD03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spberryPi Zero 2 W (0x902120)</text:p>
          </table:table-cell>
          <table:table-cell office:value-type="string" calcext:value-type="string">
            <text:p>0X9021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spberryPi Compute Module 3+ (0xA02100)</text:p>
          </table:table-cell>
          <table:table-cell office:value-type="string" calcext:value-type="string">
            <text:p>0XA02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spberryPi Compute Module 4 (0xA02100)</text:p>
          </table:table-cell>
          <table:table-cell office:value-type="string" calcext:value-type="string">
            <text:p>0XA031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spberryPi Compute Module 4 (0xB03140)</text:p>
          </table:table-cell>
          <table:table-cell office:value-type="string" calcext:value-type="string">
            <text:p>0XB03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spberryPi Compute Module 4 (0xC03140)</text:p>
          </table:table-cell>
          <table:table-cell office:value-type="string" calcext:value-type="string">
            <text:p>0XC031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spberryPi Compute Module 4 (0xD03140)</text:p>
          </table:table-cell>
          <table:table-cell office:value-type="string" calcext:value-type="string">
            <text:p>0XD03140</text:p>
          </table:table-cell>
        </table:table-row>
      </table:table>
      <table:named-expressions/>
      <table:database-ranges>
        <table:database-range table:name="__Anonymous_Sheet_DB__0" table:target-range-address="rpi.A1:rpi.S74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21:42:49.71653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15T22:32:54.876284200</dc:date>
    <dc:creator>Pascal JEAN</dc:creator>
    <meta:editing-duration>PT2H32M20S</meta:editing-duration>
    <meta:editing-cycles>11</meta:editing-cycles>
    <meta:generator>LibreOffice/25.2.4.3$Windows_X86_64 LibreOffice_project/33e196637044ead23f5c3226cde09b47731f7e27</meta:generator>
    <meta:document-statistic meta:table-count="8" meta:cell-count="2908" meta:object-count="0"/>
  </office:meta>
</office:document-meta>
</file>